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8" style:family="table">
      <style:table-properties style:width="15.919cm" fo:margin-top="0cm" fo:margin-bottom="0cm" table:align="left" style:writing-mode="lr-tb"/>
    </style:style>
    <style:style style:name="Table8.A" style:family="table-column">
      <style:table-column-properties style:column-width="1.901cm"/>
    </style:style>
    <style:style style:name="Table8.B" style:family="table-column">
      <style:table-column-properties style:column-width="1.803cm"/>
    </style:style>
    <style:style style:name="Table8.D" style:family="table-column">
      <style:table-column-properties style:column-width="1.787cm"/>
    </style:style>
    <style:style style:name="Table8.E" style:family="table-column">
      <style:table-column-properties style:column-width="1.912cm"/>
    </style:style>
    <style:style style:name="Table8.F" style:family="table-column">
      <style:table-column-properties style:column-width="1.792cm"/>
    </style:style>
    <style:style style:name="Table8.G" style:family="table-column">
      <style:table-column-properties style:column-width="2cm"/>
    </style:style>
    <style:style style:name="Table8.H" style:family="table-column">
      <style:table-column-properties style:column-width="2.822cm"/>
    </style:style>
    <style:style style:name="Table8.A1" style:family="table-cell">
      <style:table-cell-properties style:vertical-align="" fo:padding="0cm" fo:border-left="0.75pt solid #000001" fo:border-right="none" fo:border-top="0.5pt solid #000001" fo:border-bottom="0.75pt solid #000001"/>
    </style:style>
    <style:style style:name="Table8.H1" style:family="table-cell">
      <style:table-cell-properties style:vertical-align="" fo:padding="0cm" fo:border-left="0.75pt solid #000001" fo:border-right="0.75pt solid #000001" fo:border-top="0.5pt solid #000001" fo:border-bottom="0.75pt solid #000001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="0cm" fo:border-left="0.75pt solid #000001" fo:border-right="none" fo:border-top="none" fo:border-bottom="0.75pt solid #000001"/>
    </style:style>
    <style:style style:name="Table8.H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able9" style:family="table">
      <style:table-properties style:width="15.921cm" fo:margin-left="0cm" fo:margin-top="0cm" fo:margin-bottom="0cm" table:align="left" style:writing-mode="lr-tb"/>
    </style:style>
    <style:style style:name="Table9.A" style:family="table-column">
      <style:table-column-properties style:column-width="15.92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cm" fo:border="0.75pt solid #000001"/>
    </style:style>
    <style:style style:name="Table9.A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color="#000000" officeooo:paragraph-rsid="000b5636"/>
    </style:style>
    <style:style style:name="P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3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5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6" style:family="paragraph" style:parent-style-name="No_20_Spacing">
      <style:paragraph-properties fo:margin-left="0cm" fo:margin-right="0cm" fo:text-indent="0cm" style:auto-text-indent="false" fo:break-before="page"/>
      <style:text-properties fo:color="#000000" style:font-size-complex="12pt"/>
    </style:style>
    <style:style style:name="P7" style:family="paragraph" style:parent-style-name="No_20_Spacing">
      <style:text-properties fo:color="#000000" officeooo:paragraph-rsid="000b5636" style:font-size-complex="12pt"/>
    </style:style>
    <style:style style:name="P8" style:family="paragraph" style:parent-style-name="No_20_Spacing">
      <style:text-properties fo:color="#000000" officeooo:rsid="000cec25" officeooo:paragraph-rsid="000cec25" style:font-size-complex="12pt"/>
    </style:style>
    <style:style style:name="P9" style:family="paragraph" style:parent-style-name="No_20_Spacing">
      <style:text-properties fo:color="#000000" officeooo:paragraph-rsid="0037d0aa" style:font-size-complex="12pt"/>
    </style:style>
    <style:style style:name="P10" style:family="paragraph" style:parent-style-name="No_20_Spacing">
      <style:text-properties fo:color="#000000" officeooo:rsid="0037d0aa" officeooo:paragraph-rsid="0037d0aa" style:font-size-complex="12pt"/>
    </style:style>
    <style:style style:name="P11" style:family="paragraph" style:parent-style-name="No_20_Spacing">
      <style:text-properties fo:color="#000000" officeooo:rsid="00412aac" officeooo:paragraph-rsid="00412aac" style:font-size-complex="12pt"/>
    </style:style>
    <style:style style:name="P12" style:family="paragraph" style:parent-style-name="No_20_Spacing">
      <style:text-properties fo:color="#000000" officeooo:rsid="001f96e6" officeooo:paragraph-rsid="000b5636" style:font-name-asian="Times New Roman2" style:font-size-complex="12pt"/>
    </style:style>
    <style:style style:name="P13" style:family="paragraph" style:parent-style-name="No_20_Spacing">
      <style:text-properties fo:color="#000000" officeooo:paragraph-rsid="000b5636" style:font-name-asian="Times New Roman2" style:font-size-complex="12pt"/>
    </style:style>
    <style:style style:name="P14" style:family="paragraph" style:parent-style-name="No_20_Spacing">
      <style:text-properties fo:color="#000000" officeooo:rsid="000cec25" officeooo:paragraph-rsid="000cec25" style:font-name-asian="Times New Roman2" style:font-size-complex="12pt"/>
    </style:style>
    <style:style style:name="P15" style:family="paragraph" style:parent-style-name="No_20_Spacing">
      <style:text-properties fo:color="#000000" officeooo:rsid="0015f21d" officeooo:paragraph-rsid="0015f21d" style:font-name-asian="Times New Roman2" style:font-size-complex="12pt"/>
    </style:style>
    <style:style style:name="P16" style:family="paragraph" style:parent-style-name="No_20_Spacing">
      <style:text-properties fo:color="#000000" officeooo:rsid="0015f21d" officeooo:paragraph-rsid="003e91c2" style:font-name-asian="Times New Roman2" style:font-size-complex="12pt"/>
    </style:style>
    <style:style style:name="P17" style:family="paragraph" style:parent-style-name="No_20_Spacing">
      <style:text-properties fo:color="#000000" officeooo:rsid="0015f21d" officeooo:paragraph-rsid="00430ebf" style:font-name-asian="Times New Roman2" style:font-size-complex="12pt"/>
    </style:style>
    <style:style style:name="P18" style:family="paragraph" style:parent-style-name="No_20_Spacing">
      <style:text-properties fo:color="#000000" officeooo:rsid="0015f21d" officeooo:paragraph-rsid="0043d4b9" style:font-name-asian="Times New Roman2" style:font-size-complex="12pt"/>
    </style:style>
    <style:style style:name="P19" style:family="paragraph" style:parent-style-name="No_20_Spacing">
      <style:text-properties fo:color="#000000" officeooo:rsid="00291c60" officeooo:paragraph-rsid="00291c60" style:font-name-asian="Times New Roman2" style:font-size-complex="12pt"/>
    </style:style>
    <style:style style:name="P20" style:family="paragraph" style:parent-style-name="No_20_Spacing">
      <style:text-properties fo:color="#000000" officeooo:rsid="002eba09" officeooo:paragraph-rsid="002eba09" style:font-name-asian="Times New Roman2" style:font-size-complex="12pt"/>
    </style:style>
    <style:style style:name="P21" style:family="paragraph" style:parent-style-name="No_20_Spacing">
      <style:text-properties fo:color="#000000" officeooo:rsid="002eba09" officeooo:paragraph-rsid="0031909f" style:font-name-asian="Times New Roman2" style:font-size-complex="12pt"/>
    </style:style>
    <style:style style:name="P22" style:family="paragraph" style:parent-style-name="No_20_Spacing">
      <style:text-properties fo:color="#000000" officeooo:rsid="002eba09" officeooo:paragraph-rsid="00323093" style:font-name-asian="Times New Roman2" style:font-size-complex="12pt"/>
    </style:style>
    <style:style style:name="P23" style:family="paragraph" style:parent-style-name="No_20_Spacing">
      <style:text-properties fo:color="#000000" officeooo:rsid="002fe28f" officeooo:paragraph-rsid="002fe28f" style:font-name-asian="Times New Roman2" style:font-size-complex="12pt"/>
    </style:style>
    <style:style style:name="P24" style:family="paragraph" style:parent-style-name="No_20_Spacing">
      <style:text-properties fo:color="#000000" officeooo:rsid="002fe28f" officeooo:paragraph-rsid="0031909f" style:font-name-asian="Times New Roman2" style:font-size-complex="12pt"/>
    </style:style>
    <style:style style:name="P25" style:family="paragraph" style:parent-style-name="No_20_Spacing">
      <style:text-properties fo:color="#000000" officeooo:rsid="0031909f" officeooo:paragraph-rsid="0031909f" style:font-name-asian="Times New Roman2" style:font-size-complex="12pt"/>
    </style:style>
    <style:style style:name="P26" style:family="paragraph" style:parent-style-name="No_20_Spacing">
      <style:text-properties fo:color="#000000" officeooo:rsid="00412aac" officeooo:paragraph-rsid="00412aac" style:font-name-asian="Times New Roman2" style:font-size-complex="12pt"/>
    </style:style>
    <style:style style:name="P27" style:family="paragraph" style:parent-style-name="No_20_Spacing">
      <style:text-properties fo:color="#000000" officeooo:rsid="00430ebf" officeooo:paragraph-rsid="00430ebf" style:font-name-asian="Times New Roman2" style:font-size-complex="12pt"/>
    </style:style>
    <style:style style:name="P28" style:family="paragraph" style:parent-style-name="No_20_Spacing">
      <style:text-properties fo:color="#000000" officeooo:rsid="0043d4b9" officeooo:paragraph-rsid="0043d4b9" style:font-name-asian="Times New Roman2" style:font-size-complex="12pt"/>
    </style:style>
    <style:style style:name="P29" style:family="paragraph" style:parent-style-name="No_20_Spacing">
      <style:text-properties fo:color="#000000" fo:font-weight="bold" officeooo:paragraph-rsid="000b5636" style:font-weight-asian="bold" style:font-size-complex="12pt"/>
    </style:style>
    <style:style style:name="P30" style:family="paragraph" style:parent-style-name="No_20_Spacing">
      <style:text-properties fo:color="#000000" fo:font-weight="bold" officeooo:rsid="0040cd26" officeooo:paragraph-rsid="0040cd26" style:font-weight-asian="bold" style:font-size-complex="12pt"/>
    </style:style>
    <style:style style:name="P31" style:family="paragraph" style:parent-style-name="No_20_Spacing">
      <style:text-properties fo:color="#000000" fo:font-weight="bold" officeooo:rsid="00323093" officeooo:paragraph-rsid="00323093" style:font-weight-asian="bold" style:font-weight-complex="bold"/>
    </style:style>
    <style:style style:name="P32" style:family="paragraph" style:parent-style-name="No_20_Spacing">
      <style:text-properties fo:color="#000000" fo:font-weight="bold" officeooo:rsid="000cec25" officeooo:paragraph-rsid="000cec25" style:font-name-asian="Times New Roman2" style:font-weight-asian="bold" style:font-size-complex="12pt" style:font-weight-complex="bold"/>
    </style:style>
    <style:style style:name="P33" style:family="paragraph" style:parent-style-name="No_20_Spacing"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34" style:family="paragraph" style:parent-style-name="No_20_Spacing">
      <style:text-properties fo:color="#000000" style:font-name="LM Mono 8" officeooo:paragraph-rsid="000b5636"/>
    </style:style>
    <style:style style:name="P35" style:family="paragraph" style:parent-style-name="No_20_Spacing">
      <style:text-properties fo:color="#000000" style:font-name="Courier 10 Pitch" officeooo:paragraph-rsid="000b5636" style:font-size-complex="12pt"/>
    </style:style>
    <style:style style:name="P36" style:family="paragraph" style:parent-style-name="No_20_Spacing">
      <style:text-properties fo:color="#000000" style:font-name="Courier New1" fo:font-size="9pt" officeooo:paragraph-rsid="000b5636" style:font-size-asian="9pt" style:font-size-complex="12pt"/>
    </style:style>
    <style:style style:name="P37" style:family="paragraph" style:parent-style-name="No_20_Spacing">
      <style:text-properties fo:color="#000000" style:font-name="Courier New1" fo:font-size="9pt" officeooo:rsid="000fc44f" officeooo:paragraph-rsid="000fc44f" style:font-size-asian="9pt" style:font-size-complex="12pt"/>
    </style:style>
    <style:style style:name="P38" style:family="paragraph" style:parent-style-name="No_20_Spacing">
      <style:text-properties fo:color="#000000" style:font-name="Courier New1" fo:font-size="9pt" officeooo:rsid="00381f17" officeooo:paragraph-rsid="00381f17" style:font-size-asian="9pt" style:font-size-complex="12pt"/>
    </style:style>
    <style:style style:name="P39" style:family="paragraph" style:parent-style-name="No_20_Spacing">
      <style:text-properties fo:color="#000000" style:font-name="Courier New1" fo:font-size="9pt" officeooo:paragraph-rsid="000b5636" style:font-name-asian="Times New Roman2" style:font-size-asian="9pt" style:font-size-complex="12pt"/>
    </style:style>
    <style:style style:name="P40" style:family="paragraph" style:parent-style-name="No_20_Spacing">
      <style:text-properties fo:color="#000000" style:font-name="Courier New1" officeooo:paragraph-rsid="000b5636" style:font-size-complex="12pt"/>
    </style:style>
    <style:style style:name="P41" style:family="paragraph" style:parent-style-name="No_20_Spacing">
      <style:text-properties fo:color="#000000" fo:font-style="normal" officeooo:rsid="001f96e6" officeooo:paragraph-rsid="000b5636" style:font-style-asian="normal" style:font-size-complex="12pt" style:font-style-complex="normal"/>
    </style:style>
    <style:style style:name="P42" style:family="paragraph" style:parent-style-name="No_20_Spacing">
      <style:text-properties fo:color="#000000" officeooo:paragraph-rsid="000b5636"/>
    </style:style>
    <style:style style:name="P43" style:family="paragraph" style:parent-style-name="No_20_Spacing">
      <style:text-properties fo:color="#000000" fo:font-style="italic" officeooo:rsid="000cec25" officeooo:paragraph-rsid="000cec25" style:font-style-asian="italic" style:font-size-complex="12pt" style:font-style-complex="italic"/>
    </style:style>
    <style:style style:name="P44" style:family="paragraph" style:parent-style-name="No_20_Spacing">
      <style:text-properties fo:color="#000000" fo:font-style="italic" officeooo:rsid="003fe3c2" officeooo:paragraph-rsid="003fe3c2" style:font-style-asian="italic" style:font-size-complex="12pt" style:font-style-complex="italic"/>
    </style:style>
    <style:style style:name="P45" style:family="paragraph" style:parent-style-name="No_20_Spacing">
      <style:text-properties fo:color="#000000" style:font-name="Courier New" fo:font-size="9pt" officeooo:rsid="0012503b" officeooo:paragraph-rsid="0012503b" style:font-name-asian="Times New Roman2" style:font-size-asian="9pt" style:font-size-complex="9pt"/>
    </style:style>
    <style:style style:name="P46" style:family="paragraph" style:parent-style-name="No_20_Spacing">
      <style:text-properties fo:color="#000000" style:font-name="Courier New" fo:font-size="9pt" officeooo:rsid="0012503b" officeooo:paragraph-rsid="00430ebf" style:font-name-asian="Times New Roman2" style:font-size-asian="9pt" style:font-size-complex="9pt"/>
    </style:style>
    <style:style style:name="P47" style:family="paragraph" style:parent-style-name="No_20_Spacing">
      <style:text-properties fo:color="#000000" style:font-name="Courier New" fo:font-size="9pt" officeooo:rsid="0012503b" officeooo:paragraph-rsid="0043d4b9" style:font-name-asian="Times New Roman2" style:font-size-asian="9pt" style:font-size-complex="9pt"/>
    </style:style>
    <style:style style:name="P48" style:family="paragraph" style:parent-style-name="No_20_Spacing">
      <style:text-properties fo:color="#000000" style:font-name="Courier New" fo:font-size="9pt" officeooo:rsid="0015f21d" officeooo:paragraph-rsid="0015f21d" style:font-name-asian="Times New Roman2" style:font-size-asian="9pt" style:font-size-complex="9pt"/>
    </style:style>
    <style:style style:name="P49" style:family="paragraph" style:parent-style-name="No_20_Spacing">
      <style:text-properties fo:color="#000000" style:font-name="Courier New" fo:font-size="9pt" officeooo:rsid="00187dfd" officeooo:paragraph-rsid="00187dfd" style:font-name-asian="Times New Roman2" style:font-size-asian="9pt" style:font-size-complex="9pt"/>
    </style:style>
    <style:style style:name="P50" style:family="paragraph" style:parent-style-name="No_20_Spacing">
      <style:text-properties fo:color="#000000" style:font-name="Courier New" fo:font-size="9pt" officeooo:rsid="003e91c2" officeooo:paragraph-rsid="003e91c2" style:font-name-asian="Times New Roman2" style:font-size-asian="9pt" style:font-size-complex="9pt"/>
    </style:style>
    <style:style style:name="P51" style:family="paragraph" style:parent-style-name="No_20_Spacing">
      <style:text-properties fo:color="#000000" style:font-name="Courier New" fo:font-size="9pt" officeooo:rsid="00412aac" officeooo:paragraph-rsid="00412aac" style:font-name-asian="Times New Roman2" style:font-size-asian="9pt" style:font-size-complex="9pt"/>
    </style:style>
    <style:style style:name="P52" style:family="paragraph" style:parent-style-name="No_20_Spacing">
      <style:text-properties fo:color="#000000" style:font-name="Courier New" fo:font-size="9pt" officeooo:rsid="0043d4b9" officeooo:paragraph-rsid="0043d4b9" style:font-name-asian="Times New Roman2" style:font-size-asian="9pt" style:font-size-complex="9pt"/>
    </style:style>
    <style:style style:name="P53" style:family="paragraph" style:parent-style-name="No_20_Spacing"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P54" style:family="paragraph" style:parent-style-name="No_20_Spacing">
      <style:text-properties fo:color="#000000" style:font-name="Times New Roman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55" style:family="paragraph" style:parent-style-name="No_20_Spacing">
      <style:text-properties fo:color="#000000" style:font-name="Times New Roman1" fo:font-size="11pt" fo:font-weight="normal" officeooo:rsid="00381f17" officeooo:paragraph-rsid="00381f17" style:font-size-asian="11pt" style:font-weight-asian="normal" style:font-size-complex="11pt" style:font-weight-complex="normal"/>
    </style:style>
    <style:style style:name="P56" style:family="paragraph" style:parent-style-name="No_20_Spacing">
      <style:text-properties fo:color="#000000" style:font-name="Times New Roman1" fo:font-size="11pt" fo:font-weight="normal" officeooo:rsid="003c2b11" officeooo:paragraph-rsid="003c2b11" style:font-size-asian="11pt" style:font-weight-asian="normal" style:font-size-complex="11pt" style:font-weight-complex="normal"/>
    </style:style>
    <style:style style:name="P57" style:family="paragraph" style:parent-style-name="No_20_Spacing">
      <style:text-properties fo:color="#000000" style:font-name="Times New Roman1" fo:font-size="11pt" fo:font-weight="normal" officeooo:rsid="0040cd26" officeooo:paragraph-rsid="0040cd26" style:font-size-asian="11pt" style:font-weight-asian="normal" style:font-size-complex="11pt" style:font-weight-complex="normal"/>
    </style:style>
    <style:style style:name="P58" style:family="paragraph" style:parent-style-name="No_20_Spacing">
      <style:text-properties fo:color="#000000" style:font-name="Times New Roman1" officeooo:rsid="002fe28f" officeooo:paragraph-rsid="002fe28f" style:font-name-asian="Times New Roman2" style:font-size-complex="12pt"/>
    </style:style>
    <style:style style:name="P59" style:family="paragraph" style:parent-style-name="No_20_Spacing">
      <style:text-properties fo:color="#000000" style:font-name="Times New Roman1" officeooo:rsid="002eba09" officeooo:paragraph-rsid="002eba09" style:font-name-asian="Times New Roman2" style:font-size-complex="12pt"/>
    </style:style>
    <style:style style:name="P60" style:family="paragraph" style:parent-style-name="No_20_Spacing">
      <style:text-properties fo:color="#000000" style:font-name="Courier 10 Pitch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61" style:family="paragraph" style:parent-style-name="No_20_Spacing">
      <style:text-properties fo:color="#000000" style:font-name="Courier 10 Pitch1" officeooo:rsid="002eba09" officeooo:paragraph-rsid="002eba09" style:font-name-asian="Times New Roman2" style:font-size-complex="12pt"/>
    </style:style>
    <style:style style:name="P62" style:family="paragraph" style:parent-style-name="No_20_Spacing">
      <style:text-properties fo:color="#000000" style:font-name="Courier 10 Pitch1" officeooo:rsid="002fe28f" officeooo:paragraph-rsid="002fe28f" style:font-name-asian="Times New Roman2" style:font-size-complex="12pt"/>
    </style:style>
    <style:style style:name="P63" style:family="paragraph" style:parent-style-name="No_20_Spacing">
      <style:text-properties fo:color="#000000" style:font-name="Courier 10 Pitch1" officeooo:rsid="002fe28f" officeooo:paragraph-rsid="0031909f" style:font-name-asian="Times New Roman2" style:font-size-complex="12pt"/>
    </style:style>
    <style:style style:name="P64" style:family="paragraph" style:parent-style-name="No_20_Spacing">
      <style:text-properties fo:color="#000000" style:font-name="Courier 10 Pitch1" fo:font-size="10pt" officeooo:rsid="002fe28f" officeooo:paragraph-rsid="002fe28f" style:font-name-asian="Times New Roman2" style:font-size-asian="10pt" style:font-size-complex="10pt"/>
    </style:style>
    <style:style style:name="P65" style:family="paragraph" style:parent-style-name="No_20_Spacing">
      <style:text-properties fo:color="#000000" style:font-name="Courier 10 Pitch1" fo:font-size="10pt" officeooo:rsid="002fe28f" officeooo:paragraph-rsid="0031909f" style:font-name-asian="Times New Roman2" style:font-size-asian="10pt" style:font-size-complex="10pt"/>
    </style:style>
    <style:style style:name="P66" style:family="paragraph" style:parent-style-name="No_20_Spacing">
      <style:text-properties fo:color="#000000" style:font-name="Courier 10 Pitch1" fo:font-size="8pt" officeooo:rsid="0034604e" officeooo:paragraph-rsid="0034604e" style:font-size-asian="8pt" style:font-size-complex="8pt"/>
    </style:style>
    <style:style style:name="P67" style:family="paragraph" style:parent-style-name="No_20_Spacing">
      <style:text-properties fo:color="#000000" officeooo:rsid="00323093" officeooo:paragraph-rsid="00323093"/>
    </style:style>
    <style:style style:name="P68" style:family="paragraph" style:parent-style-name="No_20_Spacing">
      <style:text-properties fo:color="#000000" officeooo:rsid="0034604e" officeooo:paragraph-rsid="0034604e"/>
    </style:style>
    <style:style style:name="P69" style:family="paragraph" style:parent-style-name="No_20_Spacing">
      <style:text-properties fo:color="#000000" officeooo:rsid="00356519" officeooo:paragraph-rsid="00356519"/>
    </style:style>
    <style:style style:name="P70" style:family="paragraph" style:parent-style-name="No_20_Spacing">
      <style:text-properties fo:color="#000000" officeooo:rsid="003723c0" officeooo:paragraph-rsid="003723c0"/>
    </style:style>
    <style:style style:name="P71" style:family="paragraph" style:parent-style-name="No_20_Spacing">
      <style:text-properties fo:color="#000000" officeooo:rsid="003d373e" officeooo:paragraph-rsid="003d373e"/>
    </style:style>
    <style:style style:name="P72" style:family="paragraph" style:parent-style-name="No_20_Spacing">
      <style:text-properties fo:color="#000000" officeooo:rsid="003e91c2" officeooo:paragraph-rsid="003e91c2"/>
    </style:style>
    <style:style style:name="P73" style:family="paragraph" style:parent-style-name="No_20_Spacing">
      <style:text-properties fo:color="#000000" officeooo:rsid="003fe3c2" officeooo:paragraph-rsid="003fe3c2"/>
    </style:style>
    <style:style style:name="P74" style:family="paragraph" style:parent-style-name="No_20_Spacing">
      <style:text-properties fo:color="#000000" style:font-name="Andale Mono" fo:font-weight="bold" officeooo:rsid="000fc44f" officeooo:paragraph-rsid="00412aac" style:font-weight-asian="bold" style:font-size-complex="12pt"/>
    </style:style>
    <style:style style:name="P75" style:family="paragraph" style:parent-style-name="No_20_Spacing">
      <style:text-properties fo:color="#000000" style:font-name="Andale Mono" fo:font-weight="bold" officeooo:rsid="00412aac" officeooo:paragraph-rsid="00412aac" style:font-weight-asian="bold" style:font-size-complex="12pt"/>
    </style:style>
    <style:style style:name="P76" style:family="paragraph" style:parent-style-name="No_20_Spacing">
      <style:text-properties fo:color="#000000" fo:font-weight="normal" officeooo:rsid="0040cd26" officeooo:paragraph-rsid="0040cd26" style:font-weight-asian="normal" style:font-size-complex="12pt" style:font-weight-complex="normal"/>
    </style:style>
    <style:style style:name="P77" style:family="paragraph" style:parent-style-name="No_20_Spacing">
      <style:text-properties fo:color="#000000" officeooo:rsid="00430ebf" officeooo:paragraph-rsid="00430ebf"/>
    </style:style>
    <style:style style:name="P78" style:family="paragraph" style:parent-style-name="No_20_Spacing">
      <style:text-properties officeooo:paragraph-rsid="000b5636"/>
    </style:style>
    <style:style style:name="P79" style:family="paragraph" style:parent-style-name="No_20_Spacing">
      <style:text-properties officeooo:rsid="000fc44f" officeooo:paragraph-rsid="000fc44f"/>
    </style:style>
    <style:style style:name="P80" style:family="paragraph" style:parent-style-name="No_20_Spacing">
      <style:text-properties style:font-name="Andale Mono" officeooo:rsid="000fc44f" officeooo:paragraph-rsid="000fc44f"/>
    </style:style>
    <style:style style:name="P81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82" style:family="paragraph" style:parent-style-name="No_20_Spacing">
      <style:text-properties style:font-name="Andale Mono" fo:font-size="10pt" officeooo:rsid="0026152c" officeooo:paragraph-rsid="002b76a5" style:font-size-asian="10pt" style:font-size-complex="10pt"/>
    </style:style>
    <style:style style:name="P83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84" style:family="paragraph" style:parent-style-name="No_20_Spacing">
      <style:text-properties officeooo:rsid="001a3427" officeooo:paragraph-rsid="001a3427"/>
    </style:style>
    <style:style style:name="P85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86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87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88" style:family="paragraph" style:parent-style-name="No_20_Spacing">
      <style:text-properties officeooo:rsid="001b67a5" officeooo:paragraph-rsid="001b67a5"/>
    </style:style>
    <style:style style:name="P89" style:family="paragraph" style:parent-style-name="No_20_Spacing">
      <style:text-properties officeooo:rsid="001b67a5" officeooo:paragraph-rsid="002b76a5"/>
    </style:style>
    <style:style style:name="P90" style:family="paragraph" style:parent-style-name="No_20_Spacing">
      <style:text-properties officeooo:rsid="001d4d79" officeooo:paragraph-rsid="001d4d79"/>
    </style:style>
    <style:style style:name="P91" style:family="paragraph" style:parent-style-name="No_20_Spacing">
      <style:text-properties officeooo:rsid="001d4d79" officeooo:paragraph-rsid="0020e17d"/>
    </style:style>
    <style:style style:name="P92" style:family="paragraph" style:parent-style-name="No_20_Spacing">
      <style:text-properties officeooo:rsid="001d4d79" officeooo:paragraph-rsid="002b76a5"/>
    </style:style>
    <style:style style:name="P93" style:family="paragraph" style:parent-style-name="No_20_Spacing">
      <style:text-properties officeooo:rsid="00205b27" officeooo:paragraph-rsid="00205b27"/>
    </style:style>
    <style:style style:name="P94" style:family="paragraph" style:parent-style-name="No_20_Spacing">
      <style:text-properties officeooo:rsid="00205b27" officeooo:paragraph-rsid="0020e17d"/>
    </style:style>
    <style:style style:name="P95" style:family="paragraph" style:parent-style-name="No_20_Spacing">
      <style:text-properties officeooo:rsid="00205b27" officeooo:paragraph-rsid="002c8235"/>
    </style:style>
    <style:style style:name="P96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97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98" style:family="paragraph" style:parent-style-name="No_20_Spacing">
      <style:text-properties fo:font-style="normal" officeooo:rsid="001d4d79" officeooo:paragraph-rsid="002b76a5" style:font-style-asian="normal" style:font-style-complex="normal"/>
    </style:style>
    <style:style style:name="P99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100" style:family="paragraph" style:parent-style-name="No_20_Spacing">
      <style:text-properties fo:font-style="normal" officeooo:rsid="00231beb" officeooo:paragraph-rsid="002b76a5" style:font-style-asian="normal" style:font-style-complex="normal"/>
    </style:style>
    <style:style style:name="P101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102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103" style:family="paragraph" style:parent-style-name="No_20_Spacing">
      <style:text-properties fo:font-style="normal" officeooo:rsid="00205b27" officeooo:paragraph-rsid="002b76a5" style:font-style-asian="normal" style:font-style-complex="normal"/>
    </style:style>
    <style:style style:name="P104" style:family="paragraph" style:parent-style-name="No_20_Spacing">
      <style:text-properties fo:font-style="normal" officeooo:rsid="002b76a5" officeooo:paragraph-rsid="002b76a5" style:font-style-asian="normal" style:font-style-complex="normal"/>
    </style:style>
    <style:style style:name="P105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106" style:family="paragraph" style:parent-style-name="No_20_Spacing">
      <style:text-properties fo:font-style="normal" fo:font-weight="bold" officeooo:rsid="002b76a5" officeooo:paragraph-rsid="002b76a5" style:font-style-asian="normal" style:font-weight-asian="bold" style:font-style-complex="normal" style:font-weight-complex="bold"/>
    </style:style>
    <style:style style:name="P107" style:family="paragraph" style:parent-style-name="No_20_Spacing">
      <style:text-properties officeooo:rsid="0024ef67" officeooo:paragraph-rsid="0024ef67"/>
    </style:style>
    <style:style style:name="P108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109" style:family="paragraph" style:parent-style-name="No_20_Spacing">
      <style:text-properties officeooo:rsid="00291c60" officeooo:paragraph-rsid="00291c60"/>
    </style:style>
    <style:style style:name="P110" style:family="paragraph" style:parent-style-name="No_20_Spacing">
      <style:text-properties style:font-name="Courier 10 Pitch1" officeooo:rsid="00205b27" officeooo:paragraph-rsid="002b76a5"/>
    </style:style>
    <style:style style:name="P111" style:family="paragraph" style:parent-style-name="No_20_Spacing">
      <style:text-properties style:font-name="Courier 10 Pitch1" officeooo:rsid="001d4d79" officeooo:paragraph-rsid="002b76a5"/>
    </style:style>
    <style:style style:name="P112" style:family="paragraph" style:parent-style-name="No_20_Spacing">
      <style:text-properties officeooo:rsid="002b76a5" officeooo:paragraph-rsid="002b76a5"/>
    </style:style>
    <style:style style:name="P113" style:family="paragraph" style:parent-style-name="No_20_Spacing">
      <style:text-properties officeooo:rsid="0020e17d" officeooo:paragraph-rsid="002b76a5"/>
    </style:style>
    <style:style style:name="P114" style:family="paragraph" style:parent-style-name="No_20_Spacing">
      <style:text-properties officeooo:rsid="0020e17d" officeooo:paragraph-rsid="0020e17d"/>
    </style:style>
    <style:style style:name="P115" style:family="paragraph" style:parent-style-name="No_20_Spacing">
      <style:text-properties officeooo:rsid="002c8235" officeooo:paragraph-rsid="002c8235"/>
    </style:style>
    <style:style style:name="P116" style:family="paragraph" style:parent-style-name="No_20_Spacing">
      <style:text-properties officeooo:rsid="00381f17" officeooo:paragraph-rsid="00381f17"/>
    </style:style>
    <style:style style:name="P117" style:family="paragraph" style:parent-style-name="No_20_Spacing">
      <style:text-properties officeooo:rsid="0040cd26" officeooo:paragraph-rsid="0040cd26"/>
    </style:style>
    <style:style style:name="P118" style:family="paragraph" style:parent-style-name="No_20_Spacing">
      <style:text-properties officeooo:rsid="00412aac" officeooo:paragraph-rsid="00412aac"/>
    </style:style>
    <style:style style:name="P119" style:family="paragraph" style:parent-style-name="No_20_Spacing">
      <style:paragraph-properties fo:break-before="page"/>
      <style:text-properties fo:color="#000000" officeooo:paragraph-rsid="000b5636" style:font-size-complex="12pt"/>
    </style:style>
    <style:style style:name="P120" style:family="paragraph" style:parent-style-name="No_20_Spacing">
      <style:paragraph-properties fo:break-before="page"/>
      <style:text-properties fo:color="#000000" officeooo:rsid="000cec25" officeooo:paragraph-rsid="000cec25" style:font-size-complex="12pt"/>
    </style:style>
    <style:style style:name="P121" style:family="paragraph" style:parent-style-name="No_20_Spacing">
      <style:paragraph-properties fo:break-before="page"/>
      <style:text-properties fo:color="#000000" fo:font-weight="bold" officeooo:rsid="000cec25" officeooo:paragraph-rsid="000cec25" style:font-weight-asian="bold" style:font-size-complex="12pt" style:font-weight-complex="bold"/>
    </style:style>
    <style:style style:name="P122" style:family="paragraph" style:parent-style-name="No_20_Spacing">
      <style:paragraph-properties fo:break-before="page"/>
      <style:text-properties fo:color="#000000" fo:font-weight="bold" officeooo:paragraph-rsid="000b5636" style:font-weight-asian="bold" style:font-size-complex="12pt"/>
    </style:style>
    <style:style style:name="P123" style:family="paragraph" style:parent-style-name="No_20_Spacing">
      <style:paragraph-properties fo:break-before="page"/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124" style:family="paragraph" style:parent-style-name="No_20_Spacing">
      <style:paragraph-properties fo:break-before="page"/>
      <style:text-properties fo:color="#000000" officeooo:paragraph-rsid="000b5636" style:font-name-asian="Times New Roman2" style:font-size-complex="12pt"/>
    </style:style>
    <style:style style:name="P125" style:family="paragraph" style:parent-style-name="No_20_Spacing">
      <style:paragraph-properties fo:break-before="page"/>
      <style:text-properties fo:color="#000000" officeooo:rsid="002eba09" officeooo:paragraph-rsid="002eba09" style:font-name-asian="Times New Roman2" style:font-size-complex="12pt"/>
    </style:style>
    <style:style style:name="P126" style:family="paragraph" style:parent-style-name="No_20_Spacing">
      <style:paragraph-properties fo:break-before="page"/>
      <style:text-properties fo:color="#000000" officeooo:rsid="002fe28f" officeooo:paragraph-rsid="002fe28f" style:font-name-asian="Times New Roman2" style:font-size-complex="12pt"/>
    </style:style>
    <style:style style:name="P127" style:family="paragraph" style:parent-style-name="No_20_Spacing">
      <style:paragraph-properties fo:break-before="page"/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P128" style:family="paragraph" style:parent-style-name="No_20_Spacing">
      <style:paragraph-properties fo:break-before="page"/>
      <style:text-properties fo:color="#000000" officeooo:paragraph-rsid="000b5636"/>
    </style:style>
    <style:style style:name="P129" style:family="paragraph" style:parent-style-name="No_20_Spacing">
      <style:paragraph-properties fo:break-before="page"/>
      <style:text-properties fo:color="#000000" fo:font-weight="normal" officeooo:rsid="0040cd26" officeooo:paragraph-rsid="0040cd26" style:font-weight-asian="normal" style:font-size-complex="12pt" style:font-weight-complex="normal"/>
    </style:style>
    <style:style style:name="P130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131" style:family="paragraph" style:parent-style-name="No_20_Spacing">
      <style:paragraph-properties fo:break-before="page"/>
      <style:text-properties fo:font-weight="bold" officeooo:rsid="0026152c" officeooo:paragraph-rsid="0026152c" style:font-weight-asian="bold" style:font-weight-complex="bold"/>
    </style:style>
    <style:style style:name="P132" style:family="paragraph" style:parent-style-name="No_20_Spacing">
      <style:paragraph-properties fo:break-before="page"/>
      <style:text-properties officeooo:rsid="001b67a5" officeooo:paragraph-rsid="001b67a5"/>
    </style:style>
    <style:style style:name="P133" style:family="paragraph" style:parent-style-name="No_20_Spacing">
      <style:paragraph-properties fo:break-before="page"/>
      <style:text-properties officeooo:rsid="002b76a5" officeooo:paragraph-rsid="002b76a5"/>
    </style:style>
    <style:style style:name="P134" style:family="paragraph" style:parent-style-name="No_20_Spacing">
      <style:paragraph-properties fo:margin-left="1.27cm" fo:margin-right="0cm" fo:text-indent="0cm" style:auto-text-indent="false"/>
      <style:text-properties fo:color="#000000" style:font-name="Courier New1" officeooo:paragraph-rsid="000b5636" style:font-size-complex="12pt"/>
    </style:style>
    <style:style style:name="P135" style:family="paragraph" style:parent-style-name="No_20_Spacing">
      <style:paragraph-properties fo:margin-left="1.27cm" fo:margin-right="0cm" fo:text-indent="0cm" style:auto-text-indent="false"/>
      <style:text-properties fo:color="#000000" officeooo:paragraph-rsid="000b5636" style:font-name-asian="Times New Roman2" style:font-size-complex="12pt"/>
    </style:style>
    <style:style style:name="P136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c8235" officeooo:paragraph-rsid="002c8235"/>
    </style:style>
    <style:style style:name="P137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b76a5" officeooo:paragraph-rsid="002b76a5"/>
    </style:style>
    <style:style style:name="P138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91c60"/>
    </style:style>
    <style:style style:name="P139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b76a5"/>
    </style:style>
    <style:style style:name="P140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1b67a5" officeooo:paragraph-rsid="002b76a5"/>
    </style:style>
    <style:style style:name="P141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1b67a5"/>
    </style:style>
    <style:style style:name="P142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2b76a5"/>
    </style:style>
    <style:style style:name="P143" style:family="paragraph" style:parent-style-name="No_20_Spacing">
      <style:paragraph-properties fo:margin-left="1.251cm" fo:margin-right="0cm" fo:text-indent="0cm" style:auto-text-indent="false"/>
      <style:text-properties fo:color="#000000" style:font-name="Courier 10 Pitch1" fo:font-size="9pt" officeooo:rsid="002eba09" officeooo:paragraph-rsid="002eba09" style:font-name-asian="Times New Roman2" style:font-size-asian="9pt" style:font-size-complex="9pt"/>
    </style:style>
    <style:style style:name="P144" style:family="paragraph" style:parent-style-name="No_20_Spacing">
      <style:paragraph-properties fo:margin-left="1.251cm" fo:margin-right="0cm" fo:text-indent="0cm" style:auto-text-indent="false"/>
      <style:text-properties fo:color="#000000" style:font-size-complex="12pt"/>
    </style:style>
    <style:style style:name="P145" style:family="paragraph" style:parent-style-name="No_20_Spacing">
      <style:paragraph-properties fo:margin-left="1.251cm" fo:margin-right="0cm" fo:text-indent="0cm" style:auto-text-indent="false"/>
      <style:text-properties fo:color="#000000" officeooo:rsid="00430ebf" officeooo:paragraph-rsid="00430ebf" style:font-name-asian="Times New Roman2" style:font-size-complex="12pt"/>
    </style:style>
    <style:style style:name="P146" style:family="paragraph" style:parent-style-name="No_20_Spacing" style:list-style-name="L4">
      <style:text-properties fo:color="#000000" officeooo:rsid="0037d0aa" officeooo:paragraph-rsid="0037d0aa" style:font-size-complex="12pt"/>
    </style:style>
    <style:style style:name="P147" style:family="paragraph" style:parent-style-name="No_20_Spacing">
      <style:text-properties fo:color="#000000" style:font-name="Courier New" fo:font-size="9pt" officeooo:rsid="0043d4b9" officeooo:paragraph-rsid="0043d4b9" style:font-name-asian="Times New Roman2" style:font-size-asian="9pt" style:font-size-complex="9pt"/>
    </style:style>
    <style:style style:name="P148" style:family="paragraph" style:parent-style-name="No_20_Spacing">
      <style:text-properties fo:color="#000000" style:font-name="Courier New" officeooo:paragraph-rsid="000b5636" style:font-size-complex="12pt"/>
    </style:style>
    <style:style style:name="P149" style:family="paragraph" style:parent-style-name="No_20_Spacing">
      <style:text-properties fo:color="#000000" officeooo:rsid="0015f21d" officeooo:paragraph-rsid="00430ebf" style:font-name-asian="Times New Roman2" style:font-size-complex="12pt"/>
    </style:style>
    <style:style style:name="P150" style:family="paragraph" style:parent-style-name="No_20_Spacing">
      <style:text-properties fo:color="#000000" officeooo:rsid="00450c55" officeooo:paragraph-rsid="00450c55" style:font-name-asian="Times New Roman2" style:font-size-complex="12pt"/>
    </style:style>
    <style:style style:name="P151" style:family="paragraph" style:parent-style-name="No_20_Spacing">
      <style:text-properties fo:color="#000000" officeooo:rsid="004687b9" officeooo:paragraph-rsid="004687b9" style:font-name-asian="Times New Roman2" style:font-size-complex="12pt"/>
    </style:style>
    <style:style style:name="P152" style:family="paragraph" style:parent-style-name="No_20_Spacing">
      <style:text-properties fo:color="#000000" officeooo:rsid="004725db" officeooo:paragraph-rsid="004725db" style:font-name-asian="Times New Roman2" style:font-size-complex="12pt"/>
    </style:style>
    <style:style style:name="P153" style:family="paragraph" style:parent-style-name="No_20_Spacing">
      <style:text-properties fo:color="#000000" officeooo:rsid="00430ebf" officeooo:paragraph-rsid="00430ebf"/>
    </style:style>
    <style:style style:name="P154" style:family="paragraph" style:parent-style-name="No_20_Spacing">
      <style:text-properties fo:color="#000000" style:font-name="Courier New" fo:font-size="9pt" officeooo:rsid="00412aac" officeooo:paragraph-rsid="00450c55" style:font-name-asian="Times New Roman2" style:font-size-asian="9pt" style:font-size-complex="9pt"/>
    </style:style>
    <style:style style:name="P155" style:family="paragraph" style:parent-style-name="No_20_Spacing">
      <style:text-properties fo:color="#000000" style:font-name="Courier New" fo:font-size="9pt" officeooo:rsid="0012503b" officeooo:paragraph-rsid="0043d4b9" style:font-name-asian="Times New Roman2" style:font-size-asian="9pt" style:font-size-complex="9pt"/>
    </style:style>
    <style:style style:name="P156" style:family="paragraph" style:parent-style-name="No_20_Spacing">
      <style:text-properties fo:color="#000000" style:font-name="Courier New" fo:font-size="9pt" officeooo:rsid="0012503b" officeooo:paragraph-rsid="0012503b" style:font-name-asian="Times New Roman2" style:font-size-asian="9pt" style:font-size-complex="9pt"/>
    </style:style>
    <style:style style:name="P157" style:family="paragraph" style:parent-style-name="No_20_Spacing">
      <style:text-properties fo:color="#000000" style:font-name="Courier New" fo:font-size="9pt" officeooo:rsid="0043d4b9" officeooo:paragraph-rsid="0043d4b9" style:font-name-asian="Times New Roman2" style:font-size-asian="9pt" style:font-size-complex="9pt"/>
    </style:style>
    <style:style style:name="P158" style:family="paragraph" style:parent-style-name="No_20_Spacing">
      <style:text-properties fo:color="#000000" style:font-name="Courier New" fo:font-size="9pt" officeooo:rsid="0043d4b9" officeooo:paragraph-rsid="004687b9" style:font-name-asian="Times New Roman2" style:font-size-asian="9pt" style:font-size-complex="9pt"/>
    </style:style>
    <style:style style:name="P159" style:family="paragraph" style:parent-style-name="No_20_Spacing">
      <style:text-properties fo:color="#000000" style:font-name="Courier New" fo:font-size="9pt" officeooo:rsid="00187dfd" officeooo:paragraph-rsid="003e91c2" style:font-name-asian="Times New Roman2" style:font-size-asian="9pt" style:font-size-complex="9pt"/>
    </style:style>
    <style:style style:name="P160" style:family="paragraph" style:parent-style-name="No_20_Spacing">
      <style:text-properties fo:color="#000000" style:font-name="Courier New" fo:font-size="9pt" officeooo:rsid="0047eb2c" officeooo:paragraph-rsid="0047eb2c" style:font-name-asian="Times New Roman2" style:font-size-asian="9pt" style:font-size-complex="9pt"/>
    </style:style>
    <style:style style:name="P161" style:family="paragraph" style:parent-style-name="No_20_Spacing">
      <style:text-properties fo:color="#000000" style:font-name="Courier New" fo:font-size="9pt" fo:font-style="italic" officeooo:rsid="0012503b" officeooo:paragraph-rsid="0012503b" style:font-name-asian="Times New Roman2" style:font-size-asian="9pt" style:font-style-asian="italic" style:font-size-complex="9pt" style:font-style-complex="italic"/>
    </style:style>
    <style:style style:name="P162" style:family="paragraph" style:parent-style-name="No_20_Spacing">
      <style:text-properties fo:color="#000000" fo:font-style="italic" officeooo:rsid="000cec25" officeooo:paragraph-rsid="000cec25" style:font-name-asian="Times New Roman2" style:font-style-asian="italic" style:font-size-complex="12pt" style:font-style-complex="italic"/>
    </style:style>
    <style:style style:name="P163" style:family="paragraph" style:parent-style-name="No_20_Spacing">
      <style:text-properties style:font-name="Courier New" officeooo:rsid="000fc44f" officeooo:paragraph-rsid="000fc44f"/>
    </style:style>
    <style:style style:name="P164" style:family="paragraph" style:parent-style-name="No_20_Spacing">
      <style:text-properties officeooo:rsid="00450c55" officeooo:paragraph-rsid="00450c55"/>
    </style:style>
    <style:style style:name="P165" style:family="paragraph" style:parent-style-name="No_20_Spacing">
      <style:text-properties fo:font-style="italic" officeooo:paragraph-rsid="0015f21d" style:font-style-asian="italic" style:font-style-complex="italic"/>
    </style:style>
    <style:style style:name="P166" style:family="paragraph" style:parent-style-name="No_20_Spacing" style:list-style-name="L1">
      <style:paragraph-properties fo:margin-left="1.251cm" fo:margin-right="0cm" fo:text-indent="0cm" style:auto-text-indent="false"/>
      <style:text-properties officeooo:rsid="002cca35"/>
    </style:style>
    <style:style style:name="P167" style:family="paragraph" style:parent-style-name="No_20_Spacing" style:list-style-name="L2">
      <style:paragraph-properties fo:margin-left="1.251cm" fo:margin-right="0cm" fo:text-indent="0cm" style:auto-text-indent="false"/>
      <style:text-properties officeooo:rsid="002cca35"/>
    </style:style>
    <style:style style:name="P168" style:family="paragraph" style:parent-style-name="No_20_Spacing" style:list-style-name="L3">
      <style:paragraph-properties fo:margin-left="1.251cm" fo:margin-right="0cm" fo:text-indent="0cm" style:auto-text-indent="false"/>
      <style:text-properties officeooo:rsid="002cca35"/>
    </style:style>
    <style:style style:name="P169" style:family="paragraph" style:parent-style-name="No_20_Spacing" style:list-style-name="L1">
      <style:paragraph-properties fo:margin-left="1.251cm" fo:margin-right="0cm" fo:text-indent="0cm" style:auto-text-indent="false"/>
    </style:style>
    <style:style style:name="P170" style:family="paragraph" style:parent-style-name="No_20_Spacing" style:list-style-name="L2">
      <style:paragraph-properties fo:margin-left="1.251cm" fo:margin-right="0cm" fo:text-indent="0cm" style:auto-text-indent="false"/>
    </style:style>
    <style:style style:name="P171" style:family="paragraph" style:parent-style-name="No_20_Spacing">
      <style:paragraph-properties fo:break-before="page"/>
      <style:text-properties fo:color="#000000" officeooo:rsid="004725db" officeooo:paragraph-rsid="004725db" style:font-name-asian="Times New Roman2" style:font-size-complex="12pt"/>
    </style:style>
    <style:style style:name="T1" style:family="text">
      <style:text-properties fo:color="#000000" style:font-size-complex="12pt"/>
    </style:style>
    <style:style style:name="T2" style:family="text">
      <style:text-properties fo:color="#000000" officeooo:rsid="000cec25" style:font-size-complex="12pt"/>
    </style:style>
    <style:style style:name="T3" style:family="text">
      <style:text-properties fo:color="#000000" officeooo:rsid="0037d0aa" style:font-size-complex="12pt"/>
    </style:style>
    <style:style style:name="T4" style:family="text">
      <style:text-properties fo:color="#000000" style:font-name-asian="Times New Roman2" style:font-size-complex="12pt"/>
    </style:style>
    <style:style style:name="T5" style:family="text">
      <style:text-properties fo:color="#000000" officeooo:rsid="00291c60" style:font-name-asian="Times New Roman2" style:font-size-complex="12pt"/>
    </style:style>
    <style:style style:name="T6" style:family="text">
      <style:text-properties fo:color="#000000" fo:font-weight="bold" style:font-weight-asian="bold" style:font-size-complex="12pt"/>
    </style:style>
    <style:style style:name="T7" style:family="text">
      <style:text-properties fo:color="#000000" style:font-name="Courier New1" fo:font-size="9pt" style:font-size-asian="9pt" style:font-size-complex="12pt"/>
    </style:style>
    <style:style style:name="T8" style:family="text">
      <style:text-properties fo:color="#000000" fo:font-size="9pt" style:font-size-asian="9pt" style:font-size-complex="12pt"/>
    </style:style>
    <style:style style:name="T9" style:family="text">
      <style:text-properties fo:color="#000000" style:text-position="super 58%" officeooo:rsid="00291c60" style:font-name-asian="Times New Roman2" style:font-size-complex="12pt"/>
    </style:style>
    <style:style style:name="T10" style:family="text">
      <style:text-properties style:text-position="super 58%"/>
    </style:style>
    <style:style style:name="T11" style:family="text">
      <style:text-properties style:font-name="Courier New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05b2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05b27" style:font-style-asian="italic" style:font-style-complex="italic"/>
    </style:style>
    <style:style style:name="T16" style:family="text">
      <style:text-properties fo:font-style="italic" officeooo:rsid="002c8235" style:font-style-asian="italic" style:font-style-complex="italic"/>
    </style:style>
    <style:style style:name="T17" style:family="text">
      <style:text-properties officeooo:rsid="0026152c"/>
    </style:style>
    <style:style style:name="T18" style:family="text">
      <style:text-properties style:font-name="Courier 10 Pitch1"/>
    </style:style>
    <style:style style:name="T19" style:family="text">
      <style:text-properties style:font-name="Courier 10 Pitch1" officeooo:rsid="002b76a5"/>
    </style:style>
    <style:style style:name="T20" style:family="text">
      <style:text-properties style:font-name="Courier 10 Pitch1" officeooo:rsid="00205b27"/>
    </style:style>
    <style:style style:name="T21" style:family="text">
      <style:text-properties officeooo:rsid="002b76a5"/>
    </style:style>
    <style:style style:name="T22" style:family="text">
      <style:text-properties officeooo:rsid="002c8235"/>
    </style:style>
    <style:style style:name="T23" style:family="text">
      <style:text-properties officeooo:rsid="002cca35"/>
    </style:style>
    <style:style style:name="T24" style:family="text">
      <style:text-properties officeooo:rsid="002ea95b"/>
    </style:style>
    <style:style style:name="T25" style:family="text">
      <style:text-properties officeooo:rsid="002fe28f"/>
    </style:style>
    <style:style style:name="T26" style:family="text">
      <style:text-properties officeooo:rsid="0031909f"/>
    </style:style>
    <style:style style:name="T27" style:family="text">
      <style:text-properties officeooo:rsid="0034604e"/>
    </style:style>
    <style:style style:name="T28" style:family="text">
      <style:text-properties officeooo:rsid="0037d0aa"/>
    </style:style>
    <style:style style:name="T29" style:family="text">
      <style:text-properties officeooo:rsid="00381f17"/>
    </style:style>
    <style:style style:name="T30" style:family="text">
      <style:text-properties officeooo:rsid="003a769f"/>
    </style:style>
    <style:style style:name="T31" style:family="text">
      <style:text-properties officeooo:rsid="003c2b11"/>
    </style:style>
    <style:style style:name="T32" style:family="text">
      <style:text-properties officeooo:rsid="003d373e"/>
    </style:style>
    <style:style style:name="T33" style:family="text">
      <style:text-properties officeooo:rsid="003fe3c2"/>
    </style:style>
    <style:style style:name="T34" style:family="text">
      <style:text-properties officeooo:rsid="0040cd26"/>
    </style:style>
    <style:style style:name="T35" style:family="text">
      <style:text-properties officeooo:rsid="004260c0"/>
    </style:style>
    <style:style style:name="T36" style:family="text">
      <style:text-properties officeooo:rsid="00430ebf"/>
    </style:style>
    <style:style style:name="T37" style:family="text">
      <style:text-properties style:font-name="Courier New"/>
    </style:style>
    <style:style style:name="T38" style:family="text">
      <style:text-properties officeooo:rsid="00450c55"/>
    </style:style>
    <style:style style:name="T39" style:family="text">
      <style:text-properties officeooo:rsid="004687b9"/>
    </style:style>
    <style:style style:name="T40" style:family="text">
      <style:text-properties officeooo:rsid="004725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1">Fourth Lesson - draft opened 29<text:span text:style-name="T10">th</text:span> October 2016</text:p>
      <text:p text:style-name="P8"/>
      <text:p text:style-name="P43">Comprising the latter part of lesson 3, on 2d-arrays, and some added stuff on pointers.</text:p>
      <text:p text:style-name="P44">Updated Weds lunchtime in B2G.</text:p>
      <text:p text:style-name="P7"/>
      <text:p text:style-name="P8">Last time we looked at 1-D arrays.</text:p>
      <text:p text:style-name="P8"/>
      <text:p text:style-name="P8">Test questions:</text:p>
      <text:p text:style-name="P8"/>
      <text:list xml:id="list8654318730238919317" text:style-name="L1">
        <text:list-item>
          <text:p text:style-name="P166">How do we declare an array of n elements?</text:p>
          <text:p text:style-name="P169"/>
        </text:list-item>
      </text:list>
      <text:list xml:id="list9008707693935313069" text:style-name="L2">
        <text:list-item>
          <text:p text:style-name="P167">What is the name we give to the “number of the element”</text:p>
          <text:p text:style-name="P170"/>
        </text:list-item>
      </text:list>
      <text:list xml:id="list2341421786409801931" text:style-name="L3">
        <text:list-item>
          <text:p text:style-name="P168">in a 10 element array, where is the last element?</text:p>
        </text:list-item>
      </text:list>
      <text:p text:style-name="P144"/>
      <text:p text:style-name="P144"/>
      <text:p text:style-name="P6"/>
      <text:p text:style-name="P10">Answers:</text:p>
      <text:list xml:id="list1462813246312847026" text:style-name="L4">
        <text:list-item>
          <text:list>
            <text:list-item>
              <text:list>
                <text:list-item>
                  <text:p text:style-name="P146">with a type, a name , and square brackets - <text:span text:style-name="T11">int myArray[n]</text:span></text:p>
                  <text:p text:style-name="P146"/>
                </text:list-item>
                <text:list-item>
                  <text:p text:style-name="P146">index, <text:span text:style-name="T34">or indecies</text:span></text:p>
                  <text:p text:style-name="P146"/>
                </text:list-item>
                <text:list-item>
                  <text:p text:style-name="P146">at index 9.</text:p>
                </text:list-item>
              </text:list>
            </text:list-item>
          </text:list>
        </text:list-item>
      </text:list>
      <text:p text:style-name="P9"/>
      <text:p text:style-name="P9"/>
      <text:p text:style-name="P9">OK, so one-dimensional arrays are quite simple. <text:s/>We can have more dimensions. <text:s/>Two dimensions are common, because we can make tables and represent things like chess or other game boards, <text:span text:style-name="T24">and images.</text:span></text:p>
      <text:p text:style-name="P7"/>
      <text:p text:style-name="P7">A two-D array of integers is like this:-</text:p>
      <text:p text:style-name="P7"/>
      <text:p text:style-name="P134">int intArray[6][8];</text:p>
      <text:p text:style-name="P13"/>
      <text:p text:style-name="P7"><text:span text:style-name="T34">This g</text:span>ives us a table with 6 rows and 8 columns:-</text:p>
      <text:p text:style-name="P7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2">0,0</text:p>
          </table:table-cell>
          <table:table-cell table:style-name="Table8.A1" office:value-type="string">
            <text:p text:style-name="P4">0,1</text:p>
          </table:table-cell>
          <table:table-cell table:style-name="Table8.A1" office:value-type="string">
            <text:p text:style-name="P4">0,2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>0,6</text:p>
          </table:table-cell>
          <table:table-cell table:style-name="Table8.H1" office:value-type="string">
            <text:p text:style-name="P4">0,7</text:p>
          </table:table-cell>
        </table:table-row>
        <table:table-row table:style-name="Table8.2">
          <table:table-cell table:style-name="Table8.A2" office:value-type="string">
            <text:p text:style-name="P4">1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1,7</text:p>
          </table:table-cell>
        </table:table-row>
        <table:table-row table:style-name="Table8.2">
          <table:table-cell table:style-name="Table8.A2" office:value-type="string">
            <text:p text:style-name="P4">2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4">6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4,7</text:p>
          </table:table-cell>
        </table:table-row>
        <table:table-row table:style-name="Table8.2">
          <table:table-cell table:style-name="Table8.A2" office:value-type="string">
            <text:p text:style-name="P4">5,0</text:p>
          </table:table-cell>
          <table:table-cell table:style-name="Table8.A2" office:value-type="string">
            <text:p text:style-name="P4">5,1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4">5,6</text:p>
          </table:table-cell>
          <table:table-cell table:style-name="Table8.H2" office:value-type="string">
            <text:p text:style-name="P4">5,7</text:p>
          </table:table-cell>
        </table:table-row>
      </table:table>
      <text:p text:style-name="P13"/>
      <text:p text:style-name="P13"/>
      <text:p text:style-name="P78"><text:span text:style-name="T1">The top left cell is intArray[0][0]</text:span><text:span text:style-name="T4">.</text:span></text:p>
      <text:p text:style-name="P13"/>
      <text:p text:style-name="P78"><text:span text:style-name="T1">The first row has a zero for its first </text:span><text:span text:style-name="T6">index.</text:span></text:p>
      <text:p text:style-name="P13"/>
      <text:p text:style-name="P13"/>
      <text:p text:style-name="P13"/>
      <text:p text:style-name="P29">Accessing 2-d array elements</text:p>
      <text:p text:style-name="P13"/>
      <text:p text:style-name="P7">Is done like this, <text:span text:style-name="T28">with a row and a column, in square brackets</text:span> :-</text:p>
      <text:p text:style-name="P7"/>
      <text:p text:style-name="P134">intArray[0][0] = 2;</text:p>
      <text:p text:style-name="P134">intArray[3][1] = 5;</text:p>
      <text:p text:style-name="P134">intArray[4][1] = intArray[0][0] + intArray[3][1];</text:p>
      <text:p text:style-name="P135"/>
      <text:p text:style-name="P7">So what would intArray[4][1] contain after these instructions?</text:p>
      <text:p text:style-name="P7"/>
      <text:p text:style-name="P7"/>
      <text:p text:style-name="P7"/>
      <text:p text:style-name="P10">Answer: </text:p>
      <text:p text:style-name="P119"/>
      <text:p text:style-name="P29">A Times-Table table.</text:p>
      <text:p text:style-name="P13"/>
      <text:p text:style-name="P7">A simple example would be to create a times-table table.</text:p>
      <text:p text:style-name="P7"/>
      <text:p text:style-name="P7">We'll need a table, how would you declare it?</text:p>
      <text:p text:style-name="P7"/>
      <text:p text:style-name="P34">int timesTable ???????</text:p>
      <text:p text:style-name="P119">Ans: <text:span text:style-name="T11">int table[10][10];</text:span></text:p>
      <text:p text:style-name="P7"/>
      <text:p text:style-name="P7"/>
      <text:p text:style-name="P8"><text:span text:style-name="T28">Question: </text:span>How will we fill it up?</text:p>
      <text:p text:style-name="P8"/>
      <text:p text:style-name="P120"/>
      <text:p text:style-name="P8">Answer :- <text:span text:style-name="T28">with</text:span> two nested loops</text:p>
      <text:p text:style-name="P8"/>
      <text:p text:style-name="P78"><text:span text:style-name="T3">We</text:span><text:span text:style-name="T2"> </text:span><text:span text:style-name="T1">scan through it using two </text:span><text:span text:style-name="T6">nested</text:span><text:span text:style-name="T1"> loops to fill it up. <text:s/></text:span></text:p>
      <text:p text:style-name="P7"/>
      <text:p text:style-name="P7"/>
      <text:p text:style-name="P7"/>
      <text:p text:style-name="P148">int row, column;</text:p>
      <text:p text:style-name="P148"/>
      <text:p text:style-name="P148">for (row = 0; row &lt; 9; row++) {</text:p>
      <text:p text:style-name="P148"><text:tab/>for (column = 0; column &lt; 9; column++) {</text:p>
      <text:p text:style-name="P148"><text:tab/><text:tab/>table[row][column] = ??;</text:p>
      <text:p text:style-name="P148"><text:tab/><text:tab/>}</text:p>
      <text:p text:style-name="P148"><text:tab/>}</text:p>
      <text:p text:style-name="P35"/>
      <text:p text:style-name="P7"/>
      <text:p text:style-name="P7">What would we put in place of ??</text:p>
      <text:p text:style-name="P119">Answer - It depends. <text:s/>If we use </text:p>
      <text:p text:style-name="P7"/>
      <text:p text:style-name="P7"><text:tab/><text:span text:style-name="T11">row * column;</text:span></text:p>
      <text:p text:style-name="P7"/>
      <text:p text:style-name="P7">we'll get a zero-times column and row. <text:s/><text:span text:style-name="T34">The first row will hold ...</text:span></text:p>
      <text:p text:style-name="P7"/>
      <text:p text:style-name="P7"/>
      <text:p text:style-name="P7"/>
      <text:p text:style-name="P7">If we want a more traditional one, starting at 1 x 1 = 1, we'd have to use</text:p>
      <text:p text:style-name="P7"/>
      <text:p text:style-name="P1"><text:tab/><text:span text:style-name="T11">(row+1) * (column+1)</text:span></text:p>
      <text:p text:style-name="P7"/>
      <text:p text:style-name="P7"/>
      <text:p text:style-name="P10"/>
      <text:p text:style-name="P7"/>
      <text:p text:style-name="P7"/>
      <text:p text:style-name="P7"/>
      <text:p text:style-name="P7">And then print it out … how??</text:p>
      <text:p text:style-name="P7"/>
      <text:p text:style-name="P119"><text:span text:style-name="T34">My </text:span>Answer ::</text:p>
      <text:p text:style-name="P7"/>
      <text:p text:style-name="P36"><text:bookmark-start text:name="__DdeLink__2188_1619049125"/>void timesTable() {</text:p>
      <text:p text:style-name="P39"/>
      <text:p text:style-name="P36"><text:s text:c="4"/>int table[10][10];</text:p>
      <text:p text:style-name="P36"><text:s text:c="4"/>int row, column;</text:p>
      <text:p text:style-name="P39"/>
      <text:p text:style-name="P36"><text:s text:c="4"/>for (row = 0; row &lt; 10; row++) {</text:p>
      <text:p text:style-name="P36"><text:s text:c="8"/>for (column = 0; column &lt; 10; column++) {</text:p>
      <text:p text:style-name="P36"><text:s text:c="12"/>table[row][column] = (row + 1) * (column + 1);</text:p>
      <text:p text:style-name="P36"><text:s text:c="8"/>}</text:p>
      <text:p text:style-name="P36"><text:s text:c="4"/>}</text:p>
      <text:p text:style-name="P39"/>
      <text:p text:style-name="P36"><text:s text:c="4"/>for (row = 0; row &lt; 10; row++) {</text:p>
      <text:p text:style-name="P36"><text:s text:c="8"/>for (column = 0; column &lt; 10; column++) {</text:p>
      <text:p text:style-name="P36"><text:s text:c="12"/>printf("%5d ", table[row][column]);</text:p>
      <text:p text:style-name="P36"><text:s text:c="8"/>}</text:p>
      <text:p text:style-name="P36"><text:s text:c="8"/>printf("\n");</text:p>
      <text:p text:style-name="P36"><text:s text:c="4"/>}</text:p>
      <text:p text:style-name="P39">}<text:bookmark-end text:name="__DdeLink__2188_1619049125"/></text:p>
      <text:p text:style-name="P39"/>
      <text:p text:style-name="No_20_Spacing"/>
      <text:p text:style-name="P117">We could have written less code - How?</text:p>
      <text:p text:style-name="P117"/>
      <text:p text:style-name="P117">I've written it that way for clarity.</text:p>
      <text:p text:style-name="P117"/>
      <text:p text:style-name="P117"/>
      <text:p text:style-name="No_20_Spacing">This produces this output :-</text:p>
      <text:p text:style-name="No_20_Spacing"/>
      <text:p text:style-name="P163"><text:bookmark-start text:name="__DdeLink__2186_1619049125"/><text:s text:c="4"/>1 <text:s text:c="4"/>2 <text:s text:c="4"/>3 <text:s text:c="4"/>4 <text:s text:c="4"/>5 <text:s text:c="4"/>6 <text:s text:c="4"/>7 <text:s text:c="4"/>8 <text:s text:c="4"/>9 <text:s text:c="3"/>10 </text:p>
      <text:p text:style-name="P163"><text:s text:c="4"/>2 <text:s text:c="4"/>4 <text:s text:c="4"/>6 <text:s text:c="4"/>8 <text:s text:c="3"/>10 <text:s text:c="3"/>12 <text:s text:c="3"/>14 <text:s text:c="3"/>16 <text:s text:c="3"/>18 <text:s text:c="3"/>20 </text:p>
      <text:p text:style-name="P163"><text:s text:c="4"/>3 <text:s text:c="4"/>6 <text:s text:c="4"/>9 <text:s text:c="3"/>12 <text:s text:c="3"/>15 <text:s text:c="3"/>18 <text:s text:c="3"/>21 <text:s text:c="3"/>24 <text:s text:c="3"/>27 <text:s text:c="3"/>30 </text:p>
      <text:p text:style-name="P163"><text:s text:c="4"/>4 <text:s text:c="4"/>8 <text:s text:c="3"/>12 <text:s text:c="3"/>16 <text:s text:c="3"/>20 <text:s text:c="3"/>24 <text:s text:c="3"/>28 <text:s text:c="3"/>32 <text:s text:c="3"/>36 <text:s text:c="3"/>40 </text:p>
      <text:p text:style-name="P163"><text:s text:c="4"/>5 <text:s text:c="3"/>10 <text:s text:c="3"/>15 <text:s text:c="3"/>20 <text:s text:c="3"/>25 <text:s text:c="3"/>30 <text:s text:c="3"/>35 <text:s text:c="3"/>40 <text:s text:c="3"/>45 <text:s text:c="3"/>50 </text:p>
      <text:p text:style-name="P163"><text:s text:c="4"/>6 <text:s text:c="3"/>12 <text:s text:c="3"/>18 <text:s text:c="3"/>24 <text:s text:c="3"/>30 <text:s text:c="3"/>36 <text:s text:c="3"/>42 <text:s text:c="3"/>48 <text:s text:c="3"/>54 <text:s text:c="3"/>60 </text:p>
      <text:p text:style-name="P163"><text:s text:c="4"/>7 <text:s text:c="3"/>14 <text:s text:c="3"/>21 <text:s text:c="3"/>28 <text:s text:c="3"/>35 <text:s text:c="3"/>42 <text:s text:c="3"/>49 <text:s text:c="3"/>56 <text:s text:c="3"/>63 <text:s text:c="3"/>70 </text:p>
      <text:p text:style-name="P163"><text:s text:c="4"/>8 <text:s text:c="3"/>16 <text:s text:c="3"/>24 <text:s text:c="3"/>32 <text:s text:c="3"/>40 <text:s text:c="3"/>48 <text:s text:c="3"/>56 <text:s text:c="3"/>64 <text:s text:c="3"/>72 <text:s text:c="3"/>80 </text:p>
      <text:p text:style-name="P163"><text:s text:c="4"/>9 <text:s text:c="3"/>18 <text:s text:c="3"/>27 <text:s text:c="3"/>36 <text:s text:c="3"/>45 <text:s text:c="3"/>54 <text:s text:c="3"/>63 <text:s text:c="3"/>72 <text:s text:c="3"/>81 <text:s text:c="3"/>90 </text:p>
      <text:p text:style-name="P80"><text:s text:c="3"/><text:span text:style-name="T11">10 <text:s text:c="3"/>20 <text:s text:c="3"/>30 <text:s text:c="3"/>40 <text:s text:c="3"/>50 <text:s text:c="3"/>60 <text:s text:c="3"/>70 <text:s text:c="3"/>80 <text:s text:c="3"/>90 <text:s text:c="2"/>100</text:span><text:bookmark-end text:name="__DdeLink__2186_1619049125"/></text:p>
      <text:p text:style-name="No_20_Spacing"/>
      <text:p text:style-name="No_20_Spacing">Note the %5d in the print statement. <text:s/>This forces the number to be printed in a field width of 5. <text:s/>So its padded with spaces if it isn't 5 digits long. <text:s/><text:span text:style-name="T23">And it all lines up nicely.</text:span></text:p>
      <text:p text:style-name="No_20_Spacing"/>
      <text:p text:style-name="No_20_Spacing"/>
      <text:p text:style-name="P79"><text:bookmark-start text:name="__DdeLink__2519_1398144804"/>What happens if we leave out the brackets in the </text:p>
      <text:p text:style-name="P79"><text:bookmark-end text:name="__DdeLink__2519_1398144804"/></text:p>
      <text:p text:style-name="P37"><text:s text:c="8"/>table[row][column] = (row + 1) * (column + 1);</text:p>
      <text:p text:style-name="P79"/>
      <text:p text:style-name="P79">statement?</text:p>
      <text:p text:style-name="P79"/>
      <text:p text:style-name="P116">Answer - try it!</text:p>
      <text:p text:style-name="P116"/>
      <text:p text:style-name="P116"/>
      <text:p text:style-name="P116"/>
      <text:p text:style-name="P116"><text:span text:style-name="T14">Why</text:span> does this happen?</text:p>
      <text:p text:style-name="P79"/>
      <text:p text:style-name="P38"/>
      <text:p text:style-name="P127">Declare and initialise a 2D array</text:p>
      <text:p text:style-name="P53"/>
      <text:p text:style-name="P54">Remember that we could declare and initialise 1 1-D array like this :-</text:p>
      <text:p text:style-name="P54"/>
      <text:p text:style-name="P60">int myArray[] = { 3, 1, 4, 1, 5, 9, 2, 6, 5, 4 };</text:p>
      <text:p text:style-name="P54"/>
      <text:p text:style-name="P54">Well, declaring and initialising a 2D array is very similar :</text:p>
      <text:p text:style-name="P54"/>
      <text:p text:style-name="P60">int my2DArray[][<text:span text:style-name="T31">n</text:span>] = {{ row one stuff }, </text:p>
      <text:p text:style-name="P60"><text:tab/><text:tab/><text:tab/><text:tab/>{ row two },</text:p>
      <text:p text:style-name="P60"><text:tab/><text:tab/><text:tab/><text:tab/>{ row three },</text:p>
      <text:p text:style-name="P60"><text:tab/><text:tab/><text:tab/><text:tab/> . . .</text:p>
      <text:p text:style-name="P60"><text:tab/><text:tab/><text:tab/><text:tab/>{ last row } };</text:p>
      <text:p text:style-name="P60"/>
      <text:p text:style-name="P54">So we'd go :-</text:p>
      <text:p text:style-name="P54"/>
      <text:p text:style-name="P60">int my2DArray[][<text:span text:style-name="T31">10</text:span>] = { { 3, 1, 4, 1, 5, 9, 2, 6, 5, 4 }, </text:p>
      <text:p text:style-name="P60"><text:tab/><text:tab/><text:tab/><text:tab/>{ 2, 7, 1, 8, 2, 8, 1, 8, <text:span text:style-name="T29">4, 2</text:span> },</text:p>
      <text:p text:style-name="P60"><text:tab/><text:tab/><text:tab/><text:tab/>{ row three },</text:p>
      <text:p text:style-name="P60"><text:tab/><text:tab/><text:tab/><text:tab/> . . .</text:p>
      <text:p text:style-name="P60"><text:tab/><text:tab/><text:tab/><text:tab/>{ last row } };</text:p>
      <text:p text:style-name="P60"/>
      <text:p text:style-name="P55"/>
      <text:p text:style-name="P56">We need to specify how many elements are in a row.</text:p>
      <text:p text:style-name="P55"/>
      <text:p text:style-name="P55">Do they all have to be the same length? <text:s/><text:span text:style-name="T30">No, but if they aren't, you'll have uninitialised elements, they could be any value.</text:span></text:p>
      <text:p text:style-name="P55"/>
      <text:p text:style-name="P55"/>
      <text:p text:style-name="P57">We could copy the output of our times table, paste it into some code, and add a few bits to make it into a declare-and-initialise statement.</text:p>
      <text:p text:style-name="P57"/>
      <text:p text:style-name="P57">Do this ….</text:p>
      <text:p text:style-name="P129">My Answer:-</text:p>
      <text:p text:style-name="P76"/>
      <text:p text:style-name="P76">I changed the code to print commas after each number.</text:p>
      <text:p text:style-name="P30"/>
      <text:p text:style-name="P118"><text:bookmark text:name="__DdeLink__2190_1619049125"/></text:p>
      <text:p text:style-name="P74"/>
      <text:p text:style-name="P75">int Table[][10] =</text:p>
      <text:p text:style-name="P75"><text:s text:c="4"/>{{ 1, 2, 3, 4, 5, 6, 7, 8, 9, 10},</text:p>
      <text:p text:style-name="P75"><text:s text:c="4"/>{ 2, 4, 6, 8, 10, 12, 14, 16, 18, 20},</text:p>
      <text:p text:style-name="P75"><text:s text:c="4"/>{ 3, 6, 9, 12, 15, 18, 21, 24, 27, 30},</text:p>
      <text:p text:style-name="P75"><text:s text:c="4"/>{ 4, 8, 12, 16, 20, 24, 28, 32, 36, 40},</text:p>
      <text:p text:style-name="P75"><text:s text:c="4"/>{ 5, 10, 15, 20, 25, 30, 35, 40, 45, 50},</text:p>
      <text:p text:style-name="P75"><text:s text:c="4"/>{ 6, 12, 18, 24, 30, 36, 42, 48, 54, 60},</text:p>
      <text:p text:style-name="P75"><text:s text:c="4"/>{ 7, 14, 21, 28, 35, 42, 49, 56, 63, 70},</text:p>
      <text:p text:style-name="P75"><text:s text:c="4"/>{ 8, 16, 24, 32, 40, 48, 56, 64, 72, 80},</text:p>
      <text:p text:style-name="P75"><text:s text:c="4"/>{ 9, 18, 27, 36, 45, 54, 63, 72, 81, 90},</text:p>
      <text:p text:style-name="P75"><text:s text:c="4"/>{ 10, 20, 30, 40, 50, 60, 70, 80, 90, 100}};</text:p>
      <text:p text:style-name="P75"/>
      <text:p text:style-name="P75"/>
      <text:p text:style-name="P75"/>
      <text:p text:style-name="No_20_Spacing">Note that we have to tell it how long each row is.</text:p>
      <text:p text:style-name="P122">Two-dimensional strings, arrays.</text:p>
      <text:p text:style-name="P13"/>
      <text:p text:style-name="P13">These are conceptually a bit harder still.</text:p>
      <text:p text:style-name="P13"/>
      <text:p text:style-name="P13"/>
      <text:p text:style-name="P13"/>
      <text:p text:style-name="P7">We can have an array of strings, and you can think of it like a table of <text:span text:style-name="T31">characters.</text:span></text:p>
      <text:p text:style-name="P7"/>
      <text:p text:style-name="P11">Let's have a bit of a poem.</text:p>
      <text:p text:style-name="P11"/>
      <text:p text:style-name="P11"/>
      <text:p text:style-name="P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“In Xanadu did Kubla Khan”</text:p>
          </table:table-cell>
        </table:table-row>
        <table:table-row table:style-name="Table9.1">
          <table:table-cell table:style-name="Table9.A2" office:value-type="string">
            <text:p text:style-name="P5">“A stately pleasure-dome decree,”</text:p>
          </table:table-cell>
        </table:table-row>
        <table:table-row table:style-name="Table9.1">
          <table:table-cell table:style-name="Table9.A2" office:value-type="string">
            <text:p text:style-name="P5">“Where Alph, the sacred river ran”</text:p>
          </table:table-cell>
        </table:table-row>
        <table:table-row table:style-name="Table9.1">
          <table:table-cell table:style-name="Table9.A2" office:value-type="string">
            <text:p text:style-name="P5">“Down to a sunless sea.”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</table:table-row>
      </table:table>
      <text:p text:style-name="P13"/>
      <text:p text:style-name="P7">Each row is a string, which is a 1-D array of characters.</text:p>
      <text:p text:style-name="P7"/>
      <text:p text:style-name="P41">I haven't shown the rows as separate characters, each one in its own memory location. <text:s/>Because it was toooooo fiddly.</text:p>
      <text:p text:style-name="P7"/>
      <text:p text:style-name="P7"/>
      <text:p text:style-name="P7"/>
      <text:p text:style-name="P7">We would declare it like this :-</text:p>
      <text:p text:style-name="P7"/>
      <text:p text:style-name="P40">char poem[5][40];</text:p>
      <text:p text:style-name="P13"/>
      <text:p text:style-name="P13"/>
      <text:p text:style-name="P12">Number of rows first, then number of elements in the row.</text:p>
      <text:p text:style-name="P13"/>
      <text:p text:style-name="P7">This declares a 5-row array, where each row can hold 40 characters. <text:s/>We have to put up with wasting a certain amount of space - we can't have rows of different lengths here. <text:s/>We just make sure that a row can hold as many characters as we think we'll need.</text:p>
      <text:p text:style-name="P7"/>
      <text:p text:style-name="P7">We can do the declare-and-initialise, in a way similar to the int array :-</text:p>
      <text:p text:style-name="P7"/>
      <text:p text:style-name="P7"/>
      <text:p text:style-name="P36"><text:bookmark-start text:name="__DdeLink__2192_1619049125"/><text:s text:c="4"/>char poem[][40] = { "In Xanadu did Kubla Khan",</text:p>
      <text:p text:style-name="P36"><text:s text:c="12"/>"a stately pleasure-dome decree",</text:p>
      <text:p text:style-name="P36"><text:s text:c="12"/>"where Alph, the sacred river ran",</text:p>
      <text:p text:style-name="P36"><text:s text:c="12"/>"down to a sunless sea" };<text:bookmark-end text:name="__DdeLink__2192_1619049125"/></text:p>
      <text:p text:style-name="P13"/>
      <text:p text:style-name="P7">and print it out like this :-</text:p>
      <text:p text:style-name="P7"/>
      <text:p text:style-name="P36">for (int row = 0; row &lt; 4; row++) {</text:p>
      <text:p text:style-name="P36"><text:s text:c="7"/>printf ("Row: %d : %s\n", row, poem[row]);</text:p>
      <text:p text:style-name="P39"><text:tab/>}</text:p>
      <text:p text:style-name="P13"/>
      <text:p text:style-name="P78"><text:span text:style-name="T1">Notice tha</text:span><text:bookmark-start text:name="__DdeLink__617_1568686195"/><text:span text:style-name="T1">t p</text:span><text:bookmark-end text:name="__DdeLink__617_1568686195"/><text:span text:style-name="T1">oem[row] is a </text:span><text:span text:style-name="T6">string</text:span><text:span text:style-name="T1">, so poem[1] is the string </text:span><text:span text:style-name="T7">"a stately pleasure-dome decree".</text:span></text:p>
      <text:p text:style-name="P13"/>
      <text:p text:style-name="P78"><text:span text:style-name="T7">poem[1][0] </text:span><text:span text:style-name="T8">is the first character of that string, and is an 'a'</text:span></text:p>
      <text:p text:style-name="P13"/>
      <text:p text:style-name="P26"/>
      <text:p text:style-name="P26"/>
      <text:p text:style-name="P26"/>
      <text:p text:style-name="P26"/>
      <text:p text:style-name="P26"><text:soft-page-break/>We could do it like this, but its incredibly tedious :-</text:p>
      <text:p text:style-name="P13"/>
      <text:p text:style-name="P51">char poem2[][40] = {</text:p>
      <text:p text:style-name="P154"><text:s text:c="4"/>{'I', 'n', ' ', 'X', 'a', 'n', 'a', 'd', 'u', ' ', 'd', 'i', 'd', ' ',</text:p>
      <text:p text:style-name="P154"><text:s text:c="5"/>'K', 'u', 'b', 'l', 'a', ' ', 'K', 'h', 'a', 'n'},</text:p>
      <text:p text:style-name="P51"><text:s text:c="4"/>"a stately pleasure-dome decree",</text:p>
      <text:p text:style-name="P51"><text:s text:c="4"/>"where Alph, the sacred river ran",</text:p>
      <text:p text:style-name="P51"><text:s text:c="4"/>"down to a sunless sea"</text:p>
      <text:p text:style-name="P51">};</text:p>
      <text:p text:style-name="P51"/>
      <text:p text:style-name="No_20_Spacing">If you try this code, you'll see that the two sets of text are the same.</text:p>
      <text:p text:style-name="No_20_Spacing"/>
      <text:p text:style-name="P164">Split lines after a comma</text:p>
      <text:p text:style-name="No_20_Spacing"/>
      <text:p text:style-name="P118">This illustrates that strings are a shorthand way of using arrays of characters.</text:p>
      <text:p text:style-name="P124"/>
      <text:p text:style-name="P32">The chessboard example</text:p>
      <text:p text:style-name="P14"/>
      <text:p text:style-name="P19"/>
      <text:p text:style-name="P19"/>
      <text:p text:style-name="P14">There is an old story about someone who asked for payment this way:</text:p>
      <text:p text:style-name="P14"/>
      <text:p text:style-name="P14">“Take an empty chessboard, put a single gold coin on the first square, then two on the second, then four on the third, and carry on, doubling the amount of coins each time.”. <text:s/><text:span text:style-name="T31">He was mocked, as no-one thought that it would amount to very much.</text:span></text:p>
      <text:p text:style-name="P14"/>
      <text:p text:style-name="P14">We can either calculate this sum, quite easily, <text:span text:style-name="T32">as you will see later.</text:span></text:p>
      <text:p text:style-name="P14"/>
      <text:p text:style-name="P15">Or we can model it. <text:s/><text:span text:style-name="T32">For simplicity, we unroll the chessboard square, to make it a single row, 64 squares long!</text:span></text:p>
      <text:p text:style-name="P15"/>
      <text:p text:style-name="P15"/>
      <text:p text:style-name="P17"/>
      <text:p text:style-name="P27">This model has two main parts. <text:s/></text:p>
      <text:p text:style-name="P27"/>
      <text:p text:style-name="P145">Firstly - putting a single coin on the first square. <text:s/>Identify this code</text:p>
      <text:p text:style-name="P145"/>
      <text:p text:style-name="P145">Secondly - each empty square gets double the previous square's coins</text:p>
      <text:p text:style-name="P145"/>
      <text:p text:style-name="P27"/>
      <text:p text:style-name="P17"/>
      <text:p text:style-name="P46"><text:bookmark-start text:name="__DdeLink__2414_1672407327"/>void <text:span text:style-name="T36">chessboardExample</text:span>() {</text:p>
      <text:p text:style-name="P46"/>
      <text:p text:style-name="P46"><text:s text:c="4"/>int square;</text:p>
      <text:p text:style-name="P46"/>
      <text:p text:style-name="P46"><text:s text:c="4"/><text:span text:style-name="T35">double chessboard[64];</text:span></text:p>
      <text:p text:style-name="P46"/>
      <text:p text:style-name="P46"><text:s text:c="4"/><text:span text:style-name="T36">chessboard[0] = 1;</text:span></text:p>
      <text:p text:style-name="P46"/>
      <text:p text:style-name="P46"><text:s text:c="4"/>for (square = <text:span text:style-name="T36">1</text:span>; square &lt; 64; square++) {</text:p>
      <text:p text:style-name="P46"><text:s text:c="8"/><text:span text:style-name="T35">chessboard[square] = chessboard[square-1] * 2;</text:span></text:p>
      <text:p text:style-name="P46"><text:s text:c="4"/>}</text:p>
      <text:p text:style-name="P46">}<text:bookmark-end text:name="__DdeLink__2414_1672407327"/></text:p>
      <text:p text:style-name="P17"/>
      <text:p text:style-name="P17"/>
      <text:p text:style-name="P27">Then we can add another loop to do the <text:span text:style-name="T38">printing and </text:span>adding up.</text:p>
      <text:p text:style-name="P17"/>
      <text:p text:style-name="P47"><text:bookmark-start text:name="__DdeLink__2414_16724073271"/>void <text:span text:style-name="T36">chessboardExample</text:span>() {</text:p>
      <text:p text:style-name="P47"/>
      <text:p text:style-name="P47"><text:s text:c="4"/>int square;</text:p>
      <text:p text:style-name="P47"/>
      <text:p text:style-name="P47"><text:s text:c="4"/><text:span text:style-name="T35">double chessboard[64];</text:span></text:p>
      <text:p text:style-name="P47"><text:s text:c="4"/><text:span text:style-name="T39">double sum = 0;</text:span></text:p>
      <text:p text:style-name="P47"/>
      <text:p text:style-name="P47"><text:s text:c="4"/><text:span text:style-name="T36">chessboard[0] = 1;</text:span></text:p>
      <text:p text:style-name="P47"/>
      <text:p text:style-name="P47"><text:s text:c="4"/>for (square = <text:span text:style-name="T36">1</text:span>; square &lt; 64; square++) {</text:p>
      <text:p text:style-name="P47"><text:s text:c="8"/><text:span text:style-name="T35">chessboard[square] = chessboard[square-1] * 2;</text:span></text:p>
      <text:p text:style-name="P47"><text:s text:c="4"/>}</text:p>
      <text:p text:style-name="P47"/>
      <text:p text:style-name="P47"/>
      <text:p text:style-name="P52"><text:s text:c="4"/>for (square = <text:span text:style-name="T39">0</text:span>; square &lt; 64; square++) {</text:p>
      <text:p text:style-name="P52"><text:bookmark-start text:name="__DdeLink__2607_1657261885"/><text:s text:c="8"/>printf("square %d has %20.0f coins on\n", square, chessboard[square]);<text:bookmark-end text:name="__DdeLink__2607_1657261885"/></text:p>
      <text:p text:style-name="P158"><text:s text:c="8"/><text:span text:style-name="T39">sum += </text:span>chessboard[square];</text:p>
      <text:p text:style-name="P52"><text:s text:c="4"/>}</text:p>
      <text:p text:style-name="P158"><text:s text:c="4"/>printf("s<text:span text:style-name="T39">um is </text:span>%20.0f coins\n", s<text:span text:style-name="T39">um</text:span>);</text:p>
      <text:p text:style-name="P47"/>
      <text:p text:style-name="P47">}<text:bookmark-end text:name="__DdeLink__2414_16724073271"/></text:p>
      <text:p text:style-name="P18"><text:soft-page-break/></text:p>
      <text:p text:style-name="P17"/>
      <text:p text:style-name="P17"/>
      <text:p text:style-name="P17"/>
      <text:p text:style-name="P28">This gives me :-</text:p>
      <text:p text:style-name="P28"/>
      <text:p text:style-name="P28"/>
      <text:p text:style-name="P52">square 0 has <text:s text:c="19"/>1 coins on</text:p>
      <text:p text:style-name="P52">square 1 has <text:s text:c="19"/>2 coins on</text:p>
      <text:p text:style-name="P52">square 2 has <text:s text:c="19"/>4 coins on</text:p>
      <text:p text:style-name="P52">square 3 has <text:s text:c="19"/>8 coins on</text:p>
      <text:p text:style-name="P52">square 4 has <text:s text:c="18"/>16 coins on</text:p>
      <text:p text:style-name="P52">square 5 has <text:s text:c="18"/>32 coins on</text:p>
      <text:p text:style-name="P52">square 6 has <text:s text:c="18"/>64 coins on</text:p>
      <text:p text:style-name="P52">square 7 has <text:s text:c="17"/>128 coins on</text:p>
      <text:p text:style-name="P52">square 8 has <text:s text:c="17"/>256 coins on</text:p>
      <text:p text:style-name="P52">square 9 has <text:s text:c="17"/>512 coins on</text:p>
      <text:p text:style-name="P52">square 10 has <text:s text:c="16"/>1024 coins on</text:p>
      <text:p text:style-name="P52">square 11 has <text:s text:c="16"/>2048 coins on</text:p>
      <text:p text:style-name="P52">square 12 has <text:s text:c="16"/>4096 coins on</text:p>
      <text:p text:style-name="P52">square 13 has <text:s text:c="16"/>8192 coins on</text:p>
      <text:p text:style-name="P52">square 14 has <text:s text:c="15"/>16384 coins on</text:p>
      <text:p text:style-name="P52">square 15 has <text:s text:c="15"/>32768 coins on</text:p>
      <text:p text:style-name="P52">square 16 has <text:s text:c="15"/>65536 coins on</text:p>
      <text:p text:style-name="P52">square 17 has <text:s text:c="14"/>131072 coins on</text:p>
      <text:p text:style-name="P52">square 18 has <text:s text:c="14"/>262144 coins on</text:p>
      <text:p text:style-name="P52">square 19 has <text:s text:c="14"/>524288 coins on</text:p>
      <text:p text:style-name="P52">square 20 has <text:s text:c="13"/>1048576 coins on</text:p>
      <text:p text:style-name="P52">square 21 has <text:s text:c="13"/>2097152 coins on</text:p>
      <text:p text:style-name="P52">square 22 has <text:s text:c="13"/>4194304 coins on</text:p>
      <text:p text:style-name="P52">square 23 has <text:s text:c="13"/>8388608 coins on</text:p>
      <text:p text:style-name="P52">square 24 has <text:s text:c="12"/>16777216 coins on</text:p>
      <text:p text:style-name="P52">square 25 has <text:s text:c="12"/>33554432 coins on</text:p>
      <text:p text:style-name="P52">square 26 has <text:s text:c="12"/>67108864 coins on</text:p>
      <text:p text:style-name="P52">square 27 has <text:s text:c="11"/>134217728 coins on</text:p>
      <text:p text:style-name="P52">square 28 has <text:s text:c="11"/>268435456 coins on</text:p>
      <text:p text:style-name="P52">square 29 has <text:s text:c="11"/>536870912 coins on</text:p>
      <text:p text:style-name="P52">square 30 has <text:s text:c="10"/>1073741824 coins on</text:p>
      <text:p text:style-name="P52">square 31 has <text:s text:c="10"/>2147483648 coins on</text:p>
      <text:p text:style-name="P52">square 32 has <text:s text:c="10"/>4294967296 coins on</text:p>
      <text:p text:style-name="P52">square 33 has <text:s text:c="10"/>8589934592 coins on</text:p>
      <text:p text:style-name="P52">square 34 has <text:s text:c="9"/>17179869184 coins on</text:p>
      <text:p text:style-name="P52">square 35 has <text:s text:c="9"/>34359738368 coins on</text:p>
      <text:p text:style-name="P52">square 36 has <text:s text:c="9"/>68719476736 coins on</text:p>
      <text:p text:style-name="P52">square 37 has <text:s text:c="8"/>137438953472 coins on</text:p>
      <text:p text:style-name="P52">square 38 has <text:s text:c="8"/>274877906944 coins on</text:p>
      <text:p text:style-name="P52">square 39 has <text:s text:c="8"/>549755813888 coins on</text:p>
      <text:p text:style-name="P52">square 40 has <text:s text:c="7"/>1099511627776 coins on</text:p>
      <text:p text:style-name="P52">square 41 has <text:s text:c="7"/>2199023255552 coins on</text:p>
      <text:p text:style-name="P52">square 42 has <text:s text:c="7"/>4398046511104 coins on</text:p>
      <text:p text:style-name="P52">square 43 has <text:s text:c="7"/>8796093022208 coins on</text:p>
      <text:p text:style-name="P52">square 44 has <text:s text:c="6"/>17592186044416 coins on</text:p>
      <text:p text:style-name="P52">square 45 has <text:s text:c="6"/>35184372088832 coins on</text:p>
      <text:p text:style-name="P52">square 46 has <text:s text:c="6"/>70368744177664 coins on</text:p>
      <text:p text:style-name="P52">square 47 has <text:s text:c="5"/>140737488355328 coins on</text:p>
      <text:p text:style-name="P52">square 48 has <text:s text:c="5"/>281474976710656 coins on</text:p>
      <text:p text:style-name="P52">square 49 has <text:s text:c="5"/>562949953421312 coins on</text:p>
      <text:p text:style-name="P52">square 50 has <text:s text:c="4"/>1125899906842624 coins on</text:p>
      <text:p text:style-name="P52">square 51 has <text:s text:c="4"/>2251799813685248 coins on</text:p>
      <text:p text:style-name="P52">square 52 has <text:s text:c="4"/>4503599627370496 coins on</text:p>
      <text:p text:style-name="P52">square 53 has <text:s text:c="4"/>9007199254740992 coins on</text:p>
      <text:p text:style-name="P52">square 54 has <text:s text:c="3"/>18014398509481984 coins on</text:p>
      <text:p text:style-name="P52">square 55 has <text:s text:c="3"/>36028797018963968 coins on</text:p>
      <text:p text:style-name="P52">square 56 has <text:s text:c="3"/>72057594037927936 coins on</text:p>
      <text:p text:style-name="P52">square 57 has <text:s text:c="2"/>144115188075855872 coins on</text:p>
      <text:p text:style-name="P52">square 58 has <text:s text:c="2"/>288230376151711744 coins on</text:p>
      <text:p text:style-name="P52">square 59 has <text:s text:c="2"/>576460752303423488 coins on</text:p>
      <text:p text:style-name="P52">square 60 has <text:s/>1152921504606846976 coins on</text:p>
      <text:p text:style-name="P52">square 61 has <text:s/>2305843009213693952 coins on</text:p>
      <text:p text:style-name="P52"><text:soft-page-break/>square 62 has <text:s/>4611686018427387904 coins on</text:p>
      <text:p text:style-name="P52">square 63 has <text:s/>9223372036854775808 coins on</text:p>
      <text:p text:style-name="P52">sum is 18446744073709551615 coins</text:p>
      <text:p text:style-name="P52"/>
      <text:p text:style-name="P52">RUN FINISHED; exit value 0; real time: 0ms; user: 0ms; system: 0ms</text:p>
      <text:p text:style-name="P17"/>
      <text:p text:style-name="P150"/>
      <text:p text:style-name="P151">You migth be able to see a shortcut.</text:p>
      <text:p text:style-name="P151"/>
      <text:p text:style-name="P151">Try running the code with 2, 3, 4 or 5 squares. <text:s/>What do you see?</text:p>
      <text:p text:style-name="P150"/>
      <text:p text:style-name="P171">square 0 has <text:s text:c="19"/>1 coins on</text:p>
      <text:p text:style-name="P152">square 1 has <text:s text:c="19"/>2 coins on</text:p>
      <text:p text:style-name="P152">square 2 has <text:s text:c="19"/>4 coins on</text:p>
      <text:p text:style-name="P152">square 3 has <text:s text:c="19"/>8 coins on</text:p>
      <text:p text:style-name="P152">sum is 15 coins</text:p>
      <text:p text:style-name="P151"/>
      <text:p text:style-name="P152">For 4 squares, sum is 15, which is <text:s/>(2 ^ 4) <text:s/>-1</text:p>
      <text:p text:style-name="P152"/>
      <text:p text:style-name="P151">Answer - the sum for <text:span text:style-name="T40">a board with k</text:span> squares looks like <text:span text:style-name="T40">(</text:span>2 ^ <text:span text:style-name="T40">k</text:span>) -1</text:p>
      <text:p text:style-name="P151"/>
      <text:p text:style-name="P151"/>
      <text:p text:style-name="P152">NOTE: difference between array index and board square.</text:p>
      <text:p text:style-name="P152"/>
      <text:p text:style-name="P152"/>
      <text:p text:style-name="P151"/>
      <text:p text:style-name="P152">So we could just calculate (2 ^ 64) -1</text:p>
      <text:p text:style-name="P152"/>
      <text:p text:style-name="P17">We can use our powerl function to calculate this.</text:p>
      <text:p text:style-name="P15"/>
      <text:p text:style-name="P152">What is its return type?</text:p>
      <text:p text:style-name="P15"/>
      <text:p text:style-name="P15"/>
      <text:p text:style-name="P15">Problem! <text:s/><text:span text:style-name="T35">our </text:span>long type can't go above 2^32-1, and we need to go to 2^64.</text:p>
      <text:p text:style-name="P15"/>
      <text:p text:style-name="P15">So, we write a flo<text:span text:style-name="T35">a</text:span>ting-point version that can give us a rough answer.</text:p>
      <text:p text:style-name="P15"/>
      <text:p text:style-name="P15"/>
      <text:p text:style-name="P15"/>
      <text:p text:style-name="P15">We just change the powerl code to be floating point:-</text:p>
      <text:p text:style-name="P15"/>
      <text:p text:style-name="P15"/>
      <text:p text:style-name="P48">double powerld(long base, long power) {</text:p>
      <text:p text:style-name="P48"/>
      <text:p text:style-name="P48"><text:s text:c="4"/>if ((base == 0) &amp;&amp; (power == 0))</text:p>
      <text:p text:style-name="P48"><text:s text:c="8"/>return 1;</text:p>
      <text:p text:style-name="P48"><text:s text:c="4"/>/* 0 raised to anything is zero */</text:p>
      <text:p text:style-name="P48"><text:s text:c="4"/>if (base == 0)</text:p>
      <text:p text:style-name="P48"><text:s text:c="8"/>return 0;</text:p>
      <text:p text:style-name="P48"><text:s text:c="4"/>/* n ^ 0 is just 1 */</text:p>
      <text:p text:style-name="P48"><text:s text:c="4"/>if (power == 0)</text:p>
      <text:p text:style-name="P48"><text:s text:c="8"/>return 1;</text:p>
      <text:p text:style-name="P48"><text:s text:c="4"/>/* n ^ 1 is just n */</text:p>
      <text:p text:style-name="P48"><text:s text:c="4"/>if (power == 1)</text:p>
      <text:p text:style-name="P48"><text:s text:c="8"/>return base;</text:p>
      <text:p text:style-name="P48"><text:s text:c="4"/>/* we can't handle negative powers, indicate this by returning an error */</text:p>
      <text:p text:style-name="P48"><text:s text:c="4"/>if (power &lt; 0)</text:p>
      <text:p text:style-name="P48"><text:s text:c="8"/>return -1;</text:p>
      <text:p text:style-name="P48"/>
      <text:p text:style-name="P48"><text:s text:c="4"/>double answer = base;</text:p>
      <text:p text:style-name="P48"><text:s text:c="4"/>while (--power &gt; 0)</text:p>
      <text:p text:style-name="P48"><text:s text:c="8"/>answer = answer * base;</text:p>
      <text:p text:style-name="P48"><text:s text:c="4"/>return answer;</text:p>
      <text:p text:style-name="P48">}</text:p>
      <text:p text:style-name="P48"/>
      <text:p text:style-name="P15">Very little changes, just the return type, and the type of <text:span text:style-name="T11">answer</text:span>.</text:p>
      <text:p text:style-name="P15"/>
      <text:p text:style-name="P15">We can now use this :-</text:p>
      <text:p text:style-name="P15"/>
      <text:p text:style-name="P165"/>
      <text:p text:style-name="P45"/>
      <text:p text:style-name="P160"><text:s text:c="3"/>printf("Computed sum is %.0Lf\n", powerld(2,64)-1);</text:p>
      <text:p text:style-name="P45"/>
      <text:p text:style-name="P45"><text:soft-page-break/></text:p>
      <text:p text:style-name="P50"><text:s/></text:p>
      <text:p text:style-name="P159"/>
      <text:p text:style-name="P49">Sum of coins is 18446744073709551616 or 1.84467440737095516160e+19</text:p>
      <text:p text:style-name="P49"/>
      <text:p text:style-name="P49">RUN FINISHED; exit value 0; real time: 10ms; user: 0ms; system: 0ms</text:p>
      <text:p text:style-name="P49"/>
      <text:p text:style-name="No_20_Spacing"><text:span text:style-name="T5">This is also 2</text:span><text:span text:style-name="T9">64</text:span><text:span text:style-name="T5"> - 1, or </text:span><text:s/>18446744073709551615. <text:s/>Our answer is slightly out.</text:p>
      <text:p text:style-name="No_20_Spacing"/>
      <text:p text:style-name="No_20_Spacing">18,446,744,073,709,551,615. <text:s/></text:p>
      <text:p text:style-name="P123">Random Numbers</text:p>
      <text:p text:style-name="P20"/>
      <text:p text:style-name="P20">We need to have a look at random numbers, to do the next bit. <text:s/>Much more interesting than arrays.</text:p>
      <text:p text:style-name="P20"/>
      <text:p text:style-name="P20"/>
      <text:p text:style-name="P20">We need to include the header file that describes the random functions, they're in stdlib.</text:p>
      <text:p text:style-name="P20"/>
      <text:p text:style-name="P143">#include&lt;stdlib.h&gt;</text:p>
      <text:p text:style-name="P143"/>
      <text:p text:style-name="P143">int r;</text:p>
      <text:p text:style-name="P143"/>
      <text:p text:style-name="P143">r = rand();</text:p>
      <text:p text:style-name="P143"/>
      <text:p text:style-name="P143">printf(“%d\n”, r);</text:p>
      <text:p text:style-name="P143"/>
      <text:p text:style-name="P20">It really is simple.</text:p>
      <text:p text:style-name="P20"/>
      <text:p text:style-name="P21">rand() returns an integer between 0 and a constant called RAND_MAX. <text:s/><text:span text:style-name="T26">In the GNU C Library, it is 2147483647, which is the largest signed integer representable in 32 bits.</text:span></text:p>
      <text:p text:style-name="P20"/>
      <text:p text:style-name="P20">Lets try it out ….</text:p>
      <text:p text:style-name="P20"/>
      <text:p text:style-name="P20"/>
      <text:p text:style-name="P20"/>
      <text:p text:style-name="P20"/>
      <text:p text:style-name="P33">Practical</text:p>
      <text:p text:style-name="P20"/>
      <text:p text:style-name="P20">try out this code.</text:p>
      <text:p text:style-name="P20"/>
      <text:p text:style-name="P24"/>
      <text:p text:style-name="P63">int main(int argc, char** argv) {</text:p>
      <text:p text:style-name="P63"/>
      <text:p text:style-name="P63"><text:s text:c="4"/>int r = rand();</text:p>
      <text:p text:style-name="P63"><text:s text:c="4"/>printf("%d\n", r);</text:p>
      <text:p text:style-name="P63"/>
      <text:p text:style-name="P63"><text:s text:c="4"/>return (EXIT_SUCCESS);</text:p>
      <text:p text:style-name="P63">}</text:p>
      <text:p text:style-name="P63"/>
      <text:p text:style-name="P63"/>
      <text:p text:style-name="P20">What do you notice?</text:p>
      <text:p text:style-name="P20"/>
      <text:p text:style-name="P20">Print out 100 random numbers.</text:p>
      <text:p text:style-name="P20"/>
      <text:p text:style-name="P20">What do you notice?</text:p>
      <text:p text:style-name="P125">It should produce the same result<text:span text:style-name="T26">(s)</text:span> each time its run.</text:p>
      <text:p text:style-name="P20"/>
      <text:p text:style-name="P20">The problem is the random number generator is a PRNG one. <text:s/>It produces the same sequence of numbers each time.</text:p>
      <text:p text:style-name="P20"/>
      <text:p text:style-name="P23">Seeding.</text:p>
      <text:p text:style-name="P20"/>
      <text:p text:style-name="P23">Great swathes have been written about random number generation.</text:p>
      <text:p text:style-name="P23"/>
      <text:p text:style-name="P23"/>
      <text:p text:style-name="P23">Quality of randomness</text:p>
      <text:p text:style-name="P23"/>
      <text:p text:style-name="P23"/>
      <text:p text:style-name="P23"/>
      <text:p text:style-name="P23"/>
      <text:p text:style-name="P20"/>
      <text:p text:style-name="P20"><text:span text:style-name="T25">Q: </text:span>What does it need?</text:p>
      <text:p text:style-name="P20"/>
      <text:p text:style-name="P126">A: different seed for each run.</text:p>
      <text:p text:style-name="P23"/>
      <text:p text:style-name="P23">Where could we get such a number?</text:p>
      <text:p text:style-name="P126">Ans: one common way is some kind of time value, say, the number of milli or nano-seconds that the computer has been running. <text:s/>We would just take the last few digits of this value, and it would probably be different for each run.</text:p>
      <text:p text:style-name="P23"/>
      <text:p text:style-name="P23">So we do this :-</text:p>
      <text:p text:style-name="P23"/>
      <text:p text:style-name="P23"><text:tab/><text:span text:style-name="T18">srand(time(NULL));</text:span></text:p>
      <text:p text:style-name="P23"/>
      <text:p text:style-name="P23">The time() function returns the number of seconds since 00:00:00 UTC on 1<text:span text:style-name="T10">st</text:span> January 1970, as a time_t type, which is a long int value.</text:p>
      <text:p text:style-name="P23"/>
      <text:p text:style-name="P23">In full :-</text:p>
      <text:p text:style-name="P23"/>
      <text:p text:style-name="P23"><text:bookmark-start text:name="__DdeLink__1506_98053540"/></text:p>
      <text:p text:style-name="P62">int main(int argc, char** argv) {</text:p>
      <text:p text:style-name="P62"><text:s text:c="4"/>srand(time(NULL));</text:p>
      <text:p text:style-name="P62"><text:s text:c="4"/>int r = rand();</text:p>
      <text:p text:style-name="P62"><text:s text:c="4"/>printf("%d\n", r);</text:p>
      <text:p text:style-name="P62"><text:s text:c="4"/>return (EXIT_SUCCESS);</text:p>
      <text:p text:style-name="P62">}<text:bookmark-end text:name="__DdeLink__1506_98053540"/></text:p>
      <text:p text:style-name="P61"/>
      <text:p text:style-name="P61"/>
      <text:p text:style-name="P58">How do we reduce the range from 0 .. RAND_MAX, down to something more useful ?</text:p>
      <text:p text:style-name="P59"/>
      <text:p text:style-name="P20"/>
      <text:p text:style-name="P126">Answer: with a modulo, %</text:p>
      <text:p text:style-name="P23"/>
      <text:p text:style-name="P23"/>
      <text:p text:style-name="P23"/>
      <text:p text:style-name="P64">int i, <text:span text:style-name="T26">r</text:span>;</text:p>
      <text:p text:style-name="P64">srand(time(NULL));</text:p>
      <text:p text:style-name="P64">for (i = 0; i &lt; 100; i++) {</text:p>
      <text:p text:style-name="P65"><text:tab/><text:span text:style-name="T26">r = rand() % 6;</text:span><text:tab/></text:p>
      <text:p text:style-name="P65"><text:tab/>printf(“%3d”, r);</text:p>
      <text:p text:style-name="P64"><text:tab/>}</text:p>
      <text:p text:style-name="P23"/>
      <text:p text:style-name="P20"/>
      <text:p text:style-name="P20"/>
      <text:p text:style-name="P20"/>
      <text:p text:style-name="P20"/>
      <text:p text:style-name="P25">Right, now equipped with some random numbers, we can do some stuff</text:p>
      <text:p text:style-name="P25"/>
      <text:p text:style-name="P22"/>
      <text:p text:style-name="P20"/>
      <text:p text:style-name="P20"/>
      <text:p text:style-name="P20"/>
      <text:p text:style-name="P20"/>
      <text:p text:style-name="P31">Statistical stuff</text:p>
      <text:p text:style-name="P67"/>
      <text:p text:style-name="P67">Looking at how the distribution of our random numbers works.</text:p>
      <text:p text:style-name="P67"/>
      <text:p text:style-name="P71">An unbiased dice (die) has an equal <text:span text:style-name="T33">probability</text:span> of turning up 1,2,3,4,5 or 6.</text:p>
      <text:p text:style-name="P67"/>
      <text:p text:style-name="P67">Get 1000 random numbers % 100, put them into bins using a 100-element array.</text:p>
      <text:p text:style-name="P67"/>
      <text:p text:style-name="P71">A bit like we did for the test scores.</text:p>
      <text:p text:style-name="P71"/>
      <text:p text:style-name="P71">Method :-</text:p>
      <text:p text:style-name="P71"/>
      <text:p text:style-name="P71">declare an array, size 6, of integers, to hold the counts.</text:p>
      <text:p text:style-name="P71">Set all entries to zero.</text:p>
      <text:p text:style-name="P71">Generate 5000 random numbers. <text:s/>For each one :-</text:p>
      <text:p text:style-name="P71"><text:tab/>Add one to the count array entry, for that number. e.g. count[5]++</text:p>
      <text:p text:style-name="P71">Print the count array, see how evenly distributed they are.</text:p>
      <text:p text:style-name="P71"/>
      <text:p text:style-name="P71">Try this out.</text:p>
      <text:p text:style-name="P71"/>
      <text:p text:style-name="P73"/>
      <text:p text:style-name="P73">What would you expect?</text:p>
      <text:p text:style-name="P73"/>
      <text:p text:style-name="P73"/>
      <text:p text:style-name="P71">What do you notice?</text:p>
      <text:p text:style-name="P71"/>
      <text:p text:style-name="P71"/>
      <text:p text:style-name="P71"/>
      <text:p text:style-name="P71"/>
      <text:p text:style-name="P71"/>
      <text:p text:style-name="P72">END --------------------------------------</text:p>
      <text:p text:style-name="P72"/>
      <text:p text:style-name="P72"/>
      <text:p text:style-name="P72">Any spare time - install gnuplot.</text:p>
      <text:p text:style-name="P77">+++++++++++++++++++++++++++++++++++++++++++++++++++++++++++++++++++++++++++++</text:p>
      <text:p text:style-name="P77"><text:soft-page-break/>Next time</text:p>
      <text:p text:style-name="P67"/>
      <text:p text:style-name="P67"/>
      <text:p text:style-name="P31">Fractal Landscapes</text:p>
      <text:p text:style-name="P67"/>
      <text:p text:style-name="P66">/* </text:p>
      <text:p text:style-name="P66"><text:s/>* File: <text:s text:c="2"/>main.c</text:p>
      <text:p text:style-name="P66"><text:s/>* Author: mark</text:p>
      <text:p text:style-name="P66"><text:s/>*</text:p>
      <text:p text:style-name="P66"><text:s/>* Created on 08 November 2016, 19:13</text:p>
      <text:p text:style-name="P66"><text:s/>*/</text:p>
      <text:p text:style-name="P66"/>
      <text:p text:style-name="P66">#include &lt;stdio.h&gt;</text:p>
      <text:p text:style-name="P66">#include &lt;stdlib.h&gt;</text:p>
      <text:p text:style-name="P66">#include &lt;time.h&gt;</text:p>
      <text:p text:style-name="P66"/>
      <text:p text:style-name="P66"/>
      <text:p text:style-name="P66">#define SIZE 100</text:p>
      <text:p text:style-name="P66"/>
      <text:p text:style-name="P66">int landscape[SIZE][SIZE];</text:p>
      <text:p text:style-name="P66"/>
      <text:p text:style-name="P66">/**</text:p>
      <text:p text:style-name="P66"><text:s/>* Fill the landscape array with zeroes</text:p>
      <text:p text:style-name="P66"><text:s/>*/</text:p>
      <text:p text:style-name="P66">void initLandscape() {</text:p>
      <text:p text:style-name="P66"/>
      <text:p text:style-name="P66"><text:s text:c="4"/>int i, j;</text:p>
      <text:p text:style-name="P66"><text:s text:c="4"/>for (i = 0; i &lt; SIZE; i++) {</text:p>
      <text:p text:style-name="P66"><text:s text:c="8"/>for (j = 0; j &lt; SIZE; j++) {</text:p>
      <text:p text:style-name="P66"><text:s text:c="12"/>landscape[i][j] = 0;</text:p>
      <text:p text:style-name="P66"><text:s text:c="8"/>}</text:p>
      <text:p text:style-name="P66"><text:s text:c="4"/>}</text:p>
      <text:p text:style-name="P66">}</text:p>
      <text:p text:style-name="P66"/>
      <text:p text:style-name="P66">/**</text:p>
      <text:p text:style-name="P66"><text:s/>* Display the landscape array</text:p>
      <text:p text:style-name="P66"><text:s/>*/</text:p>
      <text:p text:style-name="P66">void displayLandscape() {</text:p>
      <text:p text:style-name="P66"/>
      <text:p text:style-name="P66"><text:s text:c="4"/>int i, j;</text:p>
      <text:p text:style-name="P66"><text:s text:c="4"/>for (i = 0; i &lt; SIZE; i++) {</text:p>
      <text:p text:style-name="P66"><text:s text:c="8"/>for (j = 0; j &lt; SIZE; j++) {</text:p>
      <text:p text:style-name="P66"><text:s text:c="12"/>printf("%6d", landscape[i][j]);</text:p>
      <text:p text:style-name="P66"><text:s text:c="8"/>}</text:p>
      <text:p text:style-name="P66"><text:s text:c="8"/>printf("\n");</text:p>
      <text:p text:style-name="P66"><text:s text:c="4"/>}</text:p>
      <text:p text:style-name="P66">}</text:p>
      <text:p text:style-name="P66"/>
      <text:p text:style-name="P66">void chopSea() {</text:p>
      <text:p text:style-name="P66"><text:s text:c="4"/></text:p>
      <text:p text:style-name="P66"><text:s text:c="4"/>int i, j;</text:p>
      <text:p text:style-name="P66"><text:s text:c="4"/>for (i = 0; i &lt; SIZE; i++) {</text:p>
      <text:p text:style-name="P66"><text:s text:c="8"/>for (j = 0; j &lt; SIZE; j++) {</text:p>
      <text:p text:style-name="P66"><text:s text:c="12"/>if (landscape[i][j] &lt; 0)</text:p>
      <text:p text:style-name="P66"><text:s text:c="16"/>landscape[i][j] = 0;</text:p>
      <text:p text:style-name="P66"><text:s text:c="8"/>}</text:p>
      <text:p text:style-name="P66"><text:s text:c="4"/>}</text:p>
      <text:p text:style-name="P66"><text:s text:c="4"/></text:p>
      <text:p text:style-name="P66">}</text:p>
      <text:p text:style-name="P66"/>
      <text:p text:style-name="P66">/**</text:p>
      <text:p text:style-name="P66"><text:s/>* Randomly return either +1 or -1, with equal probability</text:p>
      <text:p text:style-name="P66"><text:s/>* </text:p>
      <text:p text:style-name="P66"><text:s/>*/</text:p>
      <text:p text:style-name="P66">int getDelta() {</text:p>
      <text:p text:style-name="P66"><text:s text:c="4"/>int r = random() % 100;</text:p>
      <text:p text:style-name="P66"><text:s text:c="4"/>if (r &lt; 50) {</text:p>
      <text:p text:style-name="P66"><text:s text:c="8"/>return -1;</text:p>
      <text:p text:style-name="P66"><text:s text:c="4"/>} else</text:p>
      <text:p text:style-name="P66"><text:s text:c="8"/>return 1;</text:p>
      <text:p text:style-name="P66"/>
      <text:p text:style-name="P66">}</text:p>
      <text:p text:style-name="P66"/>
      <text:p text:style-name="P66">void doFaulting() {</text:p>
      <text:p text:style-name="P66"><text:soft-page-break/></text:p>
      <text:p text:style-name="P66"><text:s text:c="4"/>// pick a random row</text:p>
      <text:p text:style-name="P66"><text:s text:c="4"/>int row = random() % SIZE;</text:p>
      <text:p text:style-name="P66"><text:s text:c="4"/>// pick a random direction, up or down</text:p>
      <text:p text:style-name="P66"><text:s text:c="4"/>int delta = getDelta();</text:p>
      <text:p text:style-name="P66"><text:s text:c="4"/>int i, j;</text:p>
      <text:p text:style-name="P66"/>
      <text:p text:style-name="P66"><text:s text:c="4"/></text:p>
      <text:p text:style-name="P66"><text:s text:c="4"/>// raise/lower the land below this row</text:p>
      <text:p text:style-name="P66"><text:s text:c="4"/>for (i = 0; i &lt; SIZE; i++) {</text:p>
      <text:p text:style-name="P66"><text:s text:c="8"/>for (j = 0; j &lt; SIZE; j++) {</text:p>
      <text:p text:style-name="P66"><text:s text:c="12"/>// land before the chosen row goes one way</text:p>
      <text:p text:style-name="P66"><text:s text:c="12"/>if (i &lt; row) </text:p>
      <text:p text:style-name="P66"><text:s text:c="16"/>landscape[i][j] += delta;</text:p>
      <text:p text:style-name="P66"><text:s text:c="12"/>else</text:p>
      <text:p text:style-name="P66"><text:s text:c="16"/>// land after, goes the opposite way</text:p>
      <text:p text:style-name="P66"><text:s text:c="16"/>landscape[i][j] -= delta;</text:p>
      <text:p text:style-name="P66"><text:s text:c="8"/>}</text:p>
      <text:p text:style-name="P66"><text:s text:c="4"/>}</text:p>
      <text:p text:style-name="P66"><text:s text:c="4"/></text:p>
      <text:p text:style-name="P66"><text:s text:c="4"/></text:p>
      <text:p text:style-name="P66"><text:s text:c="4"/>// Now do a column</text:p>
      <text:p text:style-name="P66"><text:s text:c="4"/>delta = getDelta();</text:p>
      <text:p text:style-name="P66"><text:s text:c="4"/>int column = random() % SIZE;</text:p>
      <text:p text:style-name="P66"><text:s text:c="4"/>// raise/lower the land below this column</text:p>
      <text:p text:style-name="P66"><text:s text:c="4"/>for (i = 0; i &lt; SIZE; i++) {</text:p>
      <text:p text:style-name="P66"><text:s text:c="8"/>for (j = 0; j &lt; SIZE; j++) {</text:p>
      <text:p text:style-name="P66"><text:s text:c="12"/>// land before the chosen row goes one way</text:p>
      <text:p text:style-name="P66"><text:s text:c="12"/>if (j &lt; column) </text:p>
      <text:p text:style-name="P66"><text:s text:c="16"/>landscape[i][j] += delta;</text:p>
      <text:p text:style-name="P66"><text:s text:c="12"/>else</text:p>
      <text:p text:style-name="P66"><text:s text:c="16"/>// land after, goes the opposite way</text:p>
      <text:p text:style-name="P66"><text:s text:c="16"/>landscape[i][j] -= delta;</text:p>
      <text:p text:style-name="P66"><text:s text:c="8"/>}</text:p>
      <text:p text:style-name="P66"><text:s text:c="4"/>}</text:p>
      <text:p text:style-name="P66"/>
      <text:p text:style-name="P66">}</text:p>
      <text:p text:style-name="P66"/>
      <text:p text:style-name="P66">/*</text:p>
      <text:p text:style-name="P66"><text:s/>* </text:p>
      <text:p text:style-name="P66"><text:s/>*/</text:p>
      <text:p text:style-name="P66">int main(int argc, char** argv) {</text:p>
      <text:p text:style-name="P66"/>
      <text:p text:style-name="P66"><text:s text:c="4"/>int l;</text:p>
      <text:p text:style-name="P66"><text:s text:c="4"/>// seed the random number generator</text:p>
      <text:p text:style-name="P66"><text:s text:c="4"/>srand(time(NULL));</text:p>
      <text:p text:style-name="P66"><text:s text:c="4"/>initLandscape();</text:p>
      <text:p text:style-name="P66"><text:s text:c="4"/>//displayLandscape();</text:p>
      <text:p text:style-name="P66"/>
      <text:p text:style-name="P66"><text:s text:c="4"/>for (l = 0; l &lt; 1000; l++)</text:p>
      <text:p text:style-name="P66"><text:s text:c="8"/>doFaulting();</text:p>
      <text:p text:style-name="P66"/>
      <text:p text:style-name="P66"><text:s text:c="4"/>chopSea();</text:p>
      <text:p text:style-name="P66"/>
      <text:p text:style-name="P66"/>
      <text:p text:style-name="P66"><text:s text:c="4"/>printf("\n\n");</text:p>
      <text:p text:style-name="P66"><text:s text:c="4"/>displayLandscape();</text:p>
      <text:p text:style-name="P66"/>
      <text:p text:style-name="P66"><text:s text:c="4"/>return (EXIT_SUCCESS);</text:p>
      <text:p text:style-name="P66">}</text:p>
      <text:p text:style-name="P68"/>
      <text:p text:style-name="P68"/>
      <text:p text:style-name="P68">gnuplot&gt; set ticslevel 0</text:p>
      <text:p text:style-name="P69"><text:span text:style-name="T27">gnuplot&gt; </text:span>set hidden3d</text:p>
      <text:p text:style-name="P68">gnuplot&gt; splot "landsea1.dat" matrix with lines palette</text:p>
      <text:p text:style-name="P68"/>
      <text:p text:style-name="P68"/>
      <text:p text:style-name="P70"><text:a xlink:type="simple" xlink:href="http://lowrank.net/gnuplot/plot3d-e.html">http://lowrank.net/gnuplot/plot3d-e.html</text:a></text:p>
      <text:p text:style-name="P70"/>
      <text:p text:style-name="P128">END</text:p>
      <text:p text:style-name="P42"/>
      <text:p text:style-name="P31">Pointers</text:p>
      <text:p text:style-name="P31"/>
      <text:p text:style-name="P78"/>
      <text:p text:style-name="P84">And now … pointers.</text:p>
      <text:p text:style-name="P84"/>
      <text:p text:style-name="P84">Every C variable has an address in memory. <text:s/>Pointers are a way of using these addresses.</text:p>
      <text:p text:style-name="P84"/>
      <text:p text:style-name="P85">The swap() problem.</text:p>
      <text:p text:style-name="P84"/>
      <text:p text:style-name="P84">Write a function to swap two integers.</text:p>
      <text:p text:style-name="P84"/>
      <text:p text:style-name="P84">So if x=1 and y = 50, swap(x,y) comes back with x=50 and y=1</text:p>
      <text:p text:style-name="P84"/>
      <text:p text:style-name="P84">Can you do it? <text:s/>Lets try...</text:p>
      <text:p text:style-name="P84"/>
      <text:p text:style-name="P83">void swap(int x, int y) {</text:p>
      <text:p text:style-name="P83"><text:tab/>int temp;</text:p>
      <text:p text:style-name="P83"><text:tab/>temp = y;</text:p>
      <text:p text:style-name="P83"><text:tab/>y = x;</text:p>
      <text:p text:style-name="P83"><text:tab/>x = temp;</text:p>
      <text:p text:style-name="P83"><text:tab/>}</text:p>
      <text:p text:style-name="P83"/>
      <text:p text:style-name="P84">Does this work?</text:p>
      <text:p text:style-name="P84"/>
      <text:p text:style-name="P84">Why/ why not?</text:p>
      <text:p text:style-name="P84"/>
      <text:p text:style-name="P84">What kind of variables are x and y. <text:s/>What is their scope?</text:p>
      <text:p text:style-name="P84"/>
      <text:p text:style-name="P84">Question: What is scope?</text:p>
      <text:p text:style-name="P84"/>
      <text:p text:style-name="P84">Answer: its the area of program where a variable can be accessed.</text:p>
      <text:p text:style-name="P84"/>
      <text:p text:style-name="P84"/>
      <text:p text:style-name="P84"><text:span text:style-name="T17">&gt;&gt;Talk about </text:span>Local variables</text:p>
      <text:p text:style-name="P84"><text:span text:style-name="T17">&gt;&gt;and </text:span>Global variables</text:p>
      <text:p text:style-name="P84"/>
      <text:p text:style-name="P88">x and y are <text:span text:style-name="T12">local</text:span> to the swap function. <text:s/>When the function is called, you give it two variables. <text:s/>However, the values of the variables are <text:span text:style-name="T12">copied</text:span> into x and y. <text:s/>When the function exits, x and y disappear, and no external effects are seen.</text:p>
      <text:p text:style-name="P88"/>
      <text:p text:style-name="P115">Clearly, we need some new mechanism.</text:p>
      <text:p text:style-name="P115"/>
      <text:p text:style-name="P88">In order to write a swap function, you need to tell it the addresses, and say “swap the variables at these addresses”. <text:s/>That will work.</text:p>
      <text:p text:style-name="P88"/>
      <text:p text:style-name="P88"/>
      <text:p text:style-name="P88"/>
      <text:p text:style-name="P132">To declare something that holds an address, <text:span text:style-name="T21">a pointer, </text:span>we use *.</text:p>
      <text:p text:style-name="P88"/>
      <text:p text:style-name="P89">e.g. </text:p>
      <text:p text:style-name="P89"/>
      <text:p text:style-name="P140">int *intptr;</text:p>
      <text:p text:style-name="P88"/>
      <text:p text:style-name="P88">declares intptr to be something that holds the address of an int variable. <text:s/>We say that it is a <text:span text:style-name="T12">pointer</text:span>, and it “points to” where the variable is.</text:p>
      <text:p text:style-name="P107"/>
      <text:p text:style-name="P112">We can have any kind of pointer :-</text:p>
      <text:p text:style-name="P112"/>
      <text:p text:style-name="P137">int * intptr;</text:p>
      <text:p text:style-name="P137">char * charptr;</text:p>
      <text:p text:style-name="P137">long * longptr;</text:p>
      <text:p text:style-name="P137">float * float_pointer;</text:p>
      <text:p text:style-name="P137">double * doubleptr;</text:p>
      <text:p text:style-name="P137">void * voidpointer;</text:p>
      <text:p text:style-name="P112"/>
      <text:p text:style-name="P112">Not sure if you've seen void before. <text:s/>Its a type that means “no specific type”. <text:s/><text:span text:style-name="T22">Oh, and spaces aren't significant here.</text:span></text:p>
      <text:p text:style-name="P112"/>
      <text:p text:style-name="P107"/>
      <text:p text:style-name="P109">To get the address of a variable, we use &amp; :-</text:p>
      <text:p text:style-name="P109"/>
      <text:p text:style-name="P142"><text:span text:style-name="T18">int *intptr;<text:tab/><text:tab/>// </text:span><text:span text:style-name="T19">an int pointer</text:span></text:p>
      <text:p text:style-name="P138">int x;<text:tab/><text:tab/><text:tab/>// <text:span text:style-name="T21">an ordinary integer variable</text:span></text:p>
      <text:p text:style-name="P139">intptr = &amp;x;<text:tab/><text:tab/>// <text:span text:style-name="T21">intptr holds the address of x</text:span></text:p>
      <text:p text:style-name="P109"/>
      <text:p text:style-name="P109">&amp;x is the address of x, and we can assign it to a pointer type (an int pointer in this case, the types must agree).</text:p>
      <text:p text:style-name="P109"/>
      <text:p text:style-name="P138">intptr = &amp;x;</text:p>
      <text:p text:style-name="P109"/>
      <text:p text:style-name="P109">intptr now holds the address of x.</text:p>
      <text:p text:style-name="P109"/>
      <text:p text:style-name="P115">&amp; is an <text:span text:style-name="T12">unary function</text:span> - it takes one argument - and returns the address of a variable.</text:p>
      <text:p text:style-name="P115"/>
      <text:p text:style-name="P115">What is the name for a function that takes two arguments?</text:p>
      <text:p text:style-name="P115"/>
      <text:p text:style-name="P115"/>
      <text:p text:style-name="P109"/>
      <text:p text:style-name="P112">But what is the next step? <text:s/>We have a pointer to x, what can we do with it?</text:p>
      <text:p text:style-name="P112"/>
      <text:p text:style-name="P133">Answer - use it to change x.</text:p>
      <text:p text:style-name="P112"/>
      <text:p text:style-name="P112">Like this :-</text:p>
      <text:p text:style-name="P112"/>
      <text:p text:style-name="P137">*intptr = 100;</text:p>
      <text:p text:style-name="P112"/>
      <text:p text:style-name="P112">And x now holds the value 100.</text:p>
      <text:p text:style-name="P88"/>
      <text:p text:style-name="P115">The asterisk is another <text:span text:style-name="T12">unary function</text:span>, that returns (or sets) the value of the variable at the location given. <text:s/>This is an example of setting.</text:p>
      <text:p text:style-name="P115"/>
      <text:p text:style-name="P115">This would be a read :-</text:p>
      <text:p text:style-name="P115"/>
      <text:p text:style-name="P136">int y;</text:p>
      <text:p text:style-name="P136">y = *intptr;</text:p>
      <text:p text:style-name="P141"/>
      <text:p text:style-name="P88"/>
      <text:p text:style-name="P88"/>
      <text:p text:style-name="P88"/>
      <text:p text:style-name="P107">We'll have a bit of practical with pointers, then go back to the swap().</text:p>
      <text:p text:style-name="P107"/>
      <text:p text:style-name="P86"/>
      <text:p text:style-name="P86"/>
      <text:p text:style-name="P86">Practical</text:p>
      <text:p text:style-name="P107"/>
      <text:p text:style-name="P107">try the following code:-</text:p>
      <text:p text:style-name="P107"/>
      <text:p text:style-name="P107"/>
      <text:p text:style-name="P107"/>
      <text:p text:style-name="P81">void pointerDemo() {</text:p>
      <text:p text:style-name="P81"/>
      <text:p text:style-name="P81"><text:s text:c="4"/>int x = 100;</text:p>
      <text:p text:style-name="P81"/>
      <text:p text:style-name="P81"><text:s text:c="4"/>printf("before, x = %d\n", x);</text:p>
      <text:p text:style-name="P81"/>
      <text:p text:style-name="P81"><text:s text:c="4"/>int * xptr;</text:p>
      <text:p text:style-name="P81"/>
      <text:p text:style-name="P81"><text:s text:c="4"/>xptr = &amp;x;</text:p>
      <text:p text:style-name="P81"><text:s text:c="4"/>printf(" address of x is %p\n", xptr);</text:p>
      <text:p text:style-name="P81"><text:s text:c="4"/>printf("contents of x is %d\n", *xptr);</text:p>
      <text:p text:style-name="P81"/>
      <text:p text:style-name="P81"><text:s text:c="4"/>*xptr = 2;</text:p>
      <text:p text:style-name="P81"/>
      <text:p text:style-name="P81"><text:s text:c="4"/>printf("now x = %d\n", x);</text:p>
      <text:p text:style-name="P82"><text:s text:c="4"/>printf(" address of x is %p\n", xptr);</text:p>
      <text:p text:style-name="P82"><text:s text:c="4"/>printf("contents of x is %d\n", *xptr);</text:p>
      <text:p text:style-name="P82"/>
      <text:p text:style-name="P81">}</text:p>
      <text:p text:style-name="P108"/>
      <text:p text:style-name="P108"/>
      <text:p text:style-name="P108">See how &amp;x gets us the address of x, in memory.</text:p>
      <text:p text:style-name="P108"/>
      <text:p text:style-name="P108">And we just assign xptr = &amp;x, because xptr will hold the address of x. <text:s/>That<text:span text:style-name="T21">'</text:span>s what pointers do. <text:s/>They hold an address, or location of something. <text:s/>&amp;x is also called a <text:span text:style-name="T12">reference to x</text:span>, or just a <text:span text:style-name="T12">reference</text:span>.</text:p>
      <text:p text:style-name="P108"/>
      <text:p text:style-name="P131">Call by value vs. call by reference.</text:p>
      <text:p text:style-name="P87"/>
      <text:p text:style-name="P108"/>
      <text:p text:style-name="P86"/>
      <text:p text:style-name="P87"/>
      <text:p text:style-name="P130">Back to swap()</text:p>
      <text:p text:style-name="P107"/>
      <text:p text:style-name="P90">To do the swap, we need a pointer to each variable:</text:p>
      <text:p text:style-name="P90"/>
      <text:p text:style-name="P90">int * <text:span text:style-name="T22">x_pointer</text:span>;</text:p>
      <text:p text:style-name="P90">int * <text:span text:style-name="T22">y_pointer</text:span>;</text:p>
      <text:p text:style-name="P90"/>
      <text:p text:style-name="P90">and do this</text:p>
      <text:p text:style-name="P90"/>
      <text:p text:style-name="P88"/>
      <text:p text:style-name="P88">void swap (int *x_<text:span text:style-name="T21">pointer</text:span>, int *y_<text:span text:style-name="T21">pointer</text:span>) {</text:p>
      <text:p text:style-name="P91"><text:tab/><text:span text:style-name="T13">int temp;</text:span></text:p>
      <text:p text:style-name="P94"><text:tab/>temp = *x_<text:span text:style-name="T21">pointer</text:span>;<text:tab/><text:tab/></text:p>
      <text:p text:style-name="P90"><text:tab/>*<text:span text:style-name="T13">x_pointer = *y_pointer;</text:span></text:p>
      <text:p text:style-name="P90"><text:tab/>*<text:span text:style-name="T13">y_pointer = temp;</text:span></text:p>
      <text:p text:style-name="P90"><text:tab/><text:span text:style-name="T13">}</text:span></text:p>
      <text:p text:style-name="P90"/>
      <text:p text:style-name="P90"/>
      <text:p text:style-name="P90"/>
      <text:p text:style-name="P93">Note that there are two uses of * here, and they can be confusing. <text:s/></text:p>
      <text:p text:style-name="P93"/>
      <text:p text:style-name="P115">If the * appears on the right-hand-side of an assignment, it designates a “read” operation</text:p>
      <text:p text:style-name="P95"/>
      <text:p text:style-name="P115">If the * appears on the left-hand-side of an assignment, it designates a “set” operation</text:p>
      <text:p text:style-name="P95"/>
      <text:p text:style-name="P115">Consider ...</text:p>
      <text:p text:style-name="P93"/>
      <text:p text:style-name="P110"><text:tab/>temp = *x_pointer;</text:p>
      <text:p text:style-name="P91"/>
      <text:p text:style-name="P113">This means, <text:span text:style-name="T14">“temp becomes equal to the </text:span><text:span text:style-name="T16">value of the </text:span><text:span text:style-name="T14">variable pointed to by x</text:span><text:span text:style-name="T15">_pointer</text:span><text:span text:style-name="T14">”</text:span></text:p>
      <text:p text:style-name="P114"/>
      <text:p text:style-name="P114"/>
      <text:p text:style-name="P115">And …</text:p>
      <text:p text:style-name="P115"/>
      <text:p text:style-name="P92"><text:span text:style-name="T18"><text:tab/>*</text:span><text:span text:style-name="T20">x_pointer = *y_pointer;</text:span></text:p>
      <text:p text:style-name="P91"/>
      <text:p text:style-name="P113">This means, <text:span text:style-name="T14">“</text:span><text:span text:style-name="T16">(</text:span><text:span text:style-name="T14">the </text:span><text:span text:style-name="T16">value of) the </text:span><text:span text:style-name="T14">variable pointed to by x</text:span><text:span text:style-name="T15">_pointer</text:span><text:span text:style-name="T14"> <text:s/>... <text:s/>becomes equal to … <text:s/></text:span><text:span text:style-name="T16">(</text:span><text:span text:style-name="T14">the </text:span><text:span text:style-name="T16">value of) the </text:span><text:span text:style-name="T14">variable pointed to by y</text:span><text:span text:style-name="T15">_pointer</text:span><text:span text:style-name="T14">”</text:span></text:p>
      <text:p text:style-name="P114"/>
      <text:p text:style-name="P114"/>
      <text:p text:style-name="P115">And …</text:p>
      <text:p text:style-name="P115"/>
      <text:p text:style-name="P111"><text:tab/>*<text:span text:style-name="T13">y_pointer = temp;</text:span></text:p>
      <text:p text:style-name="P91"/>
      <text:p text:style-name="P113">This means, <text:span text:style-name="T14">“the variable pointed to by y</text:span><text:span text:style-name="T15">_pointer</text:span><text:span text:style-name="T14"> <text:s/>... <text:s/>becomes equal to … <text:s/>the value of temp”</text:span></text:p>
      <text:p text:style-name="P114"/>
      <text:p text:style-name="P114"/>
      <text:p text:style-name="P114"/>
      <text:p text:style-name="P114"/>
      <text:p text:style-name="P96">Or, you can think of them as <text:span text:style-name="T12">read</text:span> and <text:span text:style-name="T12">store</text:span> operations.</text:p>
      <text:p text:style-name="P96"/>
      <text:p text:style-name="P103"><text:tab/>temp = *x_pointer;</text:p>
      <text:p text:style-name="P97"/>
      <text:p text:style-name="P100">Means read or get what x<text:span text:style-name="T13">_pointer</text:span> points to, assign it to temp.</text:p>
      <text:p text:style-name="P99"/>
      <text:p text:style-name="P98"><text:tab/>*<text:span text:style-name="T13">x_pointer = *y_pointer;</text:span></text:p>
      <text:p text:style-name="P97"/>
      <text:p text:style-name="P100"><text:soft-page-break/>Means read what y<text:span text:style-name="T13">_pointer</text:span> points to, store it where x<text:span text:style-name="T13">_pointer</text:span> points to. <text:s/>And</text:p>
      <text:p text:style-name="P99"/>
      <text:p text:style-name="P98"><text:tab/>*<text:span text:style-name="T13">y_pointer = temp;</text:span></text:p>
      <text:p text:style-name="P97"/>
      <text:p text:style-name="P100">Store temp in what y<text:span text:style-name="T13">_pointer</text:span> points to.</text:p>
      <text:p text:style-name="P97"/>
      <text:p text:style-name="P97"/>
      <text:p text:style-name="P97"/>
      <text:p text:style-name="P97"/>
      <text:p text:style-name="P101">When we call this function, we give it the addresses of the variables to swap, like this :-</text:p>
      <text:p text:style-name="P101"/>
      <text:p text:style-name="P101"/>
      <text:p text:style-name="P101"><text:tab/>int a = 1;</text:p>
      <text:p text:style-name="P101"><text:tab/>int b = 50;</text:p>
      <text:p text:style-name="P101"/>
      <text:p text:style-name="P101"><text:tab/>swap (&amp;a, &amp;b);</text:p>
      <text:p text:style-name="P101"/>
      <text:p text:style-name="P101">The &amp; means “the address of”.</text:p>
      <text:p text:style-name="P101"/>
      <text:p text:style-name="P102"/>
      <text:p text:style-name="P105">What's the point of pointers?</text:p>
      <text:p text:style-name="P102"/>
      <text:p text:style-name="P102">Saves us copying data around from one place to another. <text:s/>You just pass a pointer to it, instead.</text:p>
      <text:p text:style-name="P102">Allows us to do lots that we can't do yet, and I don't just mean swapping variables.</text:p>
      <text:p text:style-name="P102">e.g allocate a chunk of memory</text:p>
      <text:p text:style-name="P102"/>
      <text:p text:style-name="P102">malloc() and free().</text:p>
      <text:p text:style-name="P102"/>
      <text:p text:style-name="P104">malloc() will reserve a block of memory, and it returns a pointer to its beginning.</text:p>
      <text:p text:style-name="P104"/>
      <text:p text:style-name="P106">Pointer arithmetic</text:p>
      <text:p text:style-name="P104"/>
      <text:p text:style-name="P104">We can use ++, --, + and -.</text:p>
      <text:p text:style-name="P104"/>
      <text:p text:style-name="P106">Arrays of pointers</text:p>
      <text:p text:style-name="P104"/>
      <text:p text:style-name="P106">Pointer to pointer</text:p>
      <text:p text:style-name="P104"/>
      <text:p text:style-name="P104"/>
      <text:p text:style-name="P106">Passing pointers to functions</text:p>
      <text:p text:style-name="P104"/>
      <text:p text:style-name="P106">Returning pointers from functions</text:p>
      <text:p text:style-name="P104"/>
      <text:p text:style-name="P104"/>
      <text:p text:style-name="P104"/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1-15T07:16:18.365354694</dc:date>
    <dc:creator>Mark Woodrow</dc:creator>
    <meta:editing-duration>PT2H58M43S</meta:editing-duration>
    <meta:editing-cycles>34</meta:editing-cycles>
    <meta:generator>LibreOffice/4.2.8.2$Linux_x86 LibreOffice_project/420m0$Build-2</meta:generator>
    <meta:document-statistic meta:table-count="2" meta:image-count="0" meta:object-count="0" meta:page-count="29" meta:paragraph-count="603" meta:word-count="3908" meta:character-count="21994" meta:non-whitespace-character-count="16531"/>
  </office:meta>
</office:document-meta>
</file>